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automatic-styles>
    <style:style style:name="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P2" style:family="paragraph" style:parent-style-name="Standard">
      <style:text-properties style:font-name="Ubuntu" fo:font-size="6pt" style:font-size-asian="6pt" style:font-size-complex="6pt"/>
    </style:style>
    <style:style style:name="P3" style:family="paragraph" style:parent-style-name="Standard">
      <style:paragraph-properties fo:text-align="justify" style:justify-single-word="false"/>
      <style:text-properties style:font-name="Ubuntu" fo:font-size="6pt" style:font-size-asian="6pt" style:font-size-complex="6pt"/>
    </style:style>
    <style:style style:name="P4" style:family="paragraph" style:parent-style-name="Standard">
      <style:paragraph-properties fo:text-align="justify" style:justify-single-word="false"/>
      <style:text-properties style:font-name="Ubuntu" fo:font-size="6pt" officeooo:paragraph-rsid="0056d0c7" style:font-size-asian="6pt" style:font-size-complex="6pt"/>
    </style:style>
    <style:style style:name="P5" style:family="paragraph" style:parent-style-name="Standard">
      <style:paragraph-properties fo:text-align="justify" style:justify-single-word="false"/>
      <style:text-properties style:font-name="Ubuntu" fo:font-size="6pt" officeooo:paragraph-rsid="006b4958" style:font-size-asian="6pt" style:font-size-complex="6pt"/>
    </style:style>
    <style:style style:name="P6"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7" style:family="paragraph" style:parent-style-name="Standard">
      <style:paragraph-properties fo:text-align="justify" style:justify-single-word="false"/>
      <style:text-properties style:font-name="Ubuntu" fo:font-size="6pt" officeooo:paragraph-rsid="0086a034" style:font-size-asian="6pt" style:font-size-complex="6pt"/>
    </style:style>
    <style:style style:name="P8" style:family="paragraph" style:parent-style-name="Standard">
      <style:paragraph-properties fo:text-align="justify" style:justify-single-word="false" fo:break-before="page"/>
      <style:text-properties style:font-name="Ubuntu" fo:font-size="6pt" officeooo:paragraph-rsid="0086a034" style:font-size-asian="6pt" style:font-size-complex="6pt"/>
    </style:style>
    <style:style style:name="P9" style:family="paragraph" style:parent-style-name="Standard">
      <style:paragraph-properties fo:text-align="justify" style:justify-single-word="false"/>
      <style:text-properties style:font-name="Ubuntu" fo:font-size="6pt" officeooo:paragraph-rsid="008f84e2" style:font-size-asian="6pt" style:font-size-complex="6pt"/>
    </style:style>
    <style:style style:name="P10" style:family="paragraph" style:parent-style-name="Standard">
      <style:paragraph-properties fo:text-align="justify" style:justify-single-word="false"/>
      <style:text-properties style:font-name="Ubuntu" fo:font-size="6pt" fo:font-style="italic" officeooo:paragraph-rsid="0086a034" style:font-size-asian="6pt" style:font-style-asian="italic" style:font-size-complex="6pt" style:font-style-complex="italic"/>
    </style:style>
    <style:style style:name="P11" style:family="paragraph" style:parent-style-name="Standard">
      <style:text-properties style:font-name="Noto Sans Mono" fo:font-size="7pt" fo:font-weight="bold" style:font-size-asian="7pt" style:font-weight-asian="bold" style:font-size-complex="7pt" style:font-weight-complex="bold"/>
    </style:style>
    <style:style style:name="P12" style:family="paragraph" style:parent-style-name="Standard">
      <style:paragraph-properties fo:text-align="center" style:justify-single-word="false"/>
      <style:text-properties style:font-name="Noto Sans Mono" fo:font-size="7pt" fo:font-weight="bold" style:font-size-asian="7pt" style:font-weight-asian="bold" style:font-size-complex="7pt" style:font-weight-complex="bold"/>
    </style:style>
    <style:style style:name="P13" style:family="paragraph" style:parent-style-name="Standard">
      <style:paragraph-properties fo:text-align="justify" style:justify-single-word="false"/>
      <style:text-properties fo:font-size="7pt" style:font-size-asian="7pt" style:font-size-complex="7pt"/>
    </style:style>
    <style:style style:name="P14" style:family="paragraph" style:parent-style-name="Standard">
      <style:paragraph-properties fo:text-align="justify" style:justify-single-word="false"/>
      <style:text-properties fo:font-size="7pt" fo:font-weight="bold" style:font-size-asian="7pt" style:font-weight-asian="bold" style:font-size-complex="7pt" style:font-weight-complex="bold"/>
    </style:style>
    <style:style style:name="P15"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P16" style:family="paragraph" style:parent-style-name="Heading_20_1" style:list-style-name="Numbering_20_123" style:master-page-name="">
      <loext:graphic-properties draw:fill="none"/>
      <style:paragraph-properties fo:margin-left="0cm" fo:margin-right="0cm" fo:margin-top="0.423cm" fo:margin-bottom="0.212cm" style:contextual-spacing="false" fo:text-indent="1cm" style:auto-text-indent="false" style:page-number="auto" fo:background-color="transparent" fo:keep-with-next="always">
        <style:tab-stops/>
      </style:paragraph-properties>
    </style:style>
    <style:style style:name="P17" style:family="paragraph" style:parent-style-name="Heading_20_2" style:list-style-name="Numbering_20_123"/>
    <style:style style:name="P18" style:family="paragraph" style:parent-style-name="Heading_20_2" style:list-style-name="Numbering_20_123">
      <style:paragraph-properties text:number-lines="true" text:line-number="1"/>
    </style:style>
    <style:style style:name="P19" style:family="paragraph" style:parent-style-name="Heading_20_2" style:list-style-name="Numbering_20_123">
      <style:text-properties fo:font-size="7pt" style:font-size-asian="7pt" style:font-size-complex="7pt"/>
    </style:style>
    <style:style style:name="P20" style:family="paragraph" style:parent-style-name="Standard">
      <style:paragraph-properties fo:text-align="justify" style:justify-single-word="false"/>
      <style:text-properties style:font-name="Ubuntu" fo:font-size="6pt" fo:font-style="italic" officeooo:rsid="00e9cd86" officeooo:paragraph-rsid="00e9cd86" style:font-size-asian="6pt" style:font-style-asian="italic" style:font-size-complex="6pt" style:font-style-complex="italic"/>
    </style:style>
    <style:style style:name="P21"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style:font-name="Ubuntu" fo:font-size="6pt" officeooo:paragraph-rsid="00e416c3" style:font-size-asian="6pt" style:font-size-complex="6pt"/>
    </style:style>
    <style:style style:name="P2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9.999cm"/>
        </style:tab-stops>
      </style:paragraph-properties>
      <style:text-properties style:font-name="Ubuntu" fo:font-size="6pt" officeooo:paragraph-rsid="0094baed" style:font-size-asian="6pt" style:font-size-complex="6pt"/>
    </style:style>
    <style:style style:name="P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Ubuntu" fo:font-size="6pt" style:font-size-asian="6pt" style:font-size-complex="6pt"/>
    </style:style>
    <style:style style:name="P2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style:font-size-asian="6pt" style:font-size-complex="6pt"/>
    </style:style>
    <style:style style:name="P25" style:family="paragraph" style:parent-style-name="Standard">
      <style:paragraph-properties fo:text-align="justify" style:justify-single-word="false"/>
      <style:text-properties style:font-name="Ubuntu" fo:font-size="6pt" officeooo:paragraph-rsid="006b4958" style:font-size-asian="6pt" style:font-size-complex="6pt"/>
    </style:style>
    <style:style style:name="P26" style:family="paragraph" style:parent-style-name="Standard">
      <style:paragraph-properties fo:text-align="justify" style:justify-single-word="false"/>
      <style:text-properties style:font-name="Ubuntu" fo:font-size="6pt" officeooo:paragraph-rsid="0097c695" style:font-size-asian="6pt" style:font-size-complex="6pt"/>
    </style:style>
    <style:style style:name="P27" style:family="paragraph" style:parent-style-name="Standard" style:master-page-name="">
      <style:paragraph-properties fo:margin-left="0.499cm" fo:text-align="justify" style:justify-single-word="false" fo:text-indent="0cm" style:auto-text-indent="false" style:page-number="auto"/>
      <style:text-properties style:font-name="Ubuntu" fo:font-size="6pt" officeooo:paragraph-rsid="0097c695" style:font-size-asian="6pt" style:font-size-complex="6pt"/>
    </style:style>
    <style:style style:name="P28" style:family="paragraph" style:parent-style-name="Standard">
      <style:paragraph-properties fo:text-align="justify" style:justify-single-word="false"/>
      <style:text-properties style:font-name="Ubuntu" fo:font-size="6pt" style:font-size-asian="6pt" style:font-size-complex="6pt"/>
    </style:style>
    <style:style style:name="P29" style:family="paragraph" style:parent-style-name="Standard">
      <style:paragraph-properties fo:text-align="justify" style:justify-single-word="false"/>
      <style:text-properties style:font-name="Ubuntu" fo:font-size="6pt" officeooo:paragraph-rsid="00a0c12f" style:font-size-asian="6pt" style:font-size-complex="6pt"/>
    </style:style>
    <style:style style:name="P30" style:family="paragraph" style:parent-style-name="Standard">
      <style:paragraph-properties fo:text-align="justify" style:justify-single-word="false"/>
      <style:text-properties style:font-name="Ubuntu" fo:font-size="6pt" officeooo:paragraph-rsid="00a25c86" style:font-size-asian="6pt" style:font-size-complex="6pt"/>
    </style:style>
    <style:style style:name="P31" style:family="paragraph" style:parent-style-name="Standard">
      <style:paragraph-properties fo:text-align="justify" style:justify-single-word="false"/>
      <style:text-properties style:font-name="Ubuntu" fo:font-size="6pt" officeooo:paragraph-rsid="00a425b4" style:font-size-asian="6pt" style:font-size-complex="6pt"/>
    </style:style>
    <style:style style:name="P32" style:family="paragraph" style:parent-style-name="Standard">
      <style:paragraph-properties fo:text-align="justify" style:justify-single-word="false"/>
      <style:text-properties style:font-name="Ubuntu" fo:font-size="6pt" officeooo:paragraph-rsid="00a656a7" style:font-size-asian="6pt" style:font-size-complex="6pt"/>
    </style:style>
    <style:style style:name="P33" style:family="paragraph" style:parent-style-name="Standard">
      <style:paragraph-properties fo:text-align="justify" style:justify-single-word="false" fo:break-before="page"/>
      <style:text-properties style:font-name="Ubuntu" fo:font-size="6pt" officeooo:paragraph-rsid="00a656a7" style:font-size-asian="6pt" style:font-size-complex="6pt"/>
    </style:style>
    <style:style style:name="P34" style:family="paragraph" style:parent-style-name="Standard">
      <style:paragraph-properties fo:text-align="justify" style:justify-single-word="false"/>
      <style:text-properties style:font-name="Ubuntu" fo:font-size="6pt" officeooo:paragraph-rsid="00a7c379" style:font-size-asian="6pt" style:font-size-complex="6pt"/>
    </style:style>
    <style:style style:name="P35" style:family="paragraph" style:parent-style-name="Standard">
      <style:paragraph-properties fo:text-align="justify" style:justify-single-word="false"/>
      <style:text-properties style:font-name="Ubuntu" fo:font-size="6pt" officeooo:paragraph-rsid="00aad0bc" style:font-size-asian="6pt" style:font-size-complex="6pt"/>
    </style:style>
    <style:style style:name="P36" style:family="paragraph" style:parent-style-name="Standard">
      <style:paragraph-properties fo:text-align="justify" style:justify-single-word="false"/>
      <style:text-properties style:font-name="Ubuntu" fo:font-size="6pt" officeooo:paragraph-rsid="00ada1cd" style:font-size-asian="6pt" style:font-size-complex="6pt"/>
    </style:style>
    <style:style style:name="P37" style:family="paragraph" style:parent-style-name="Standard">
      <style:paragraph-properties fo:text-align="justify" style:justify-single-word="false"/>
      <style:text-properties style:font-name="Ubuntu" fo:font-size="6pt" officeooo:paragraph-rsid="00afb04e" style:font-size-asian="6pt" style:font-size-complex="6pt"/>
    </style:style>
    <style:style style:name="P38" style:family="paragraph" style:parent-style-name="Standard">
      <style:paragraph-properties fo:text-align="justify" style:justify-single-word="false"/>
      <style:text-properties style:font-name="Ubuntu" fo:font-size="6pt" officeooo:paragraph-rsid="0056d0c7" style:font-size-asian="6pt" style:font-size-complex="6pt"/>
    </style:style>
    <style:style style:name="P39" style:family="paragraph" style:parent-style-name="Standard" style:master-page-name="">
      <style:paragraph-properties fo:margin-left="0.499cm" fo:text-align="justify" style:justify-single-word="false" fo:text-indent="0cm" style:auto-text-indent="false" style:page-number="auto"/>
      <style:text-properties style:font-name="Ubuntu" fo:font-size="6pt" officeooo:paragraph-rsid="00afe2fe" style:font-size-asian="6pt" style:font-size-complex="6pt"/>
    </style:style>
    <style:style style:name="P40" style:family="paragraph" style:parent-style-name="Standard">
      <style:paragraph-properties fo:text-align="justify" style:justify-single-word="false"/>
      <style:text-properties style:font-name="Ubuntu" fo:font-size="6pt" officeooo:paragraph-rsid="00b79a8b" style:font-size-asian="6pt" style:font-size-complex="6pt"/>
    </style:style>
    <style:style style:name="P41" style:family="paragraph" style:parent-style-name="Standard">
      <style:paragraph-properties fo:text-align="justify" style:justify-single-word="false"/>
      <style:text-properties style:font-name="Ubuntu" fo:font-size="6pt" officeooo:paragraph-rsid="00c6c3f7" style:font-size-asian="6pt" style:font-size-complex="6pt"/>
    </style:style>
    <style:style style:name="P42" style:family="paragraph" style:parent-style-name="Standard">
      <style:paragraph-properties fo:text-align="justify" style:justify-single-word="false"/>
      <style:text-properties style:font-name="Ubuntu" fo:font-size="6pt" officeooo:paragraph-rsid="00c92c0a" style:font-size-asian="6pt" style:font-size-complex="6pt"/>
    </style:style>
    <style:style style:name="P43" style:family="paragraph" style:parent-style-name="Standard">
      <style:paragraph-properties fo:text-align="justify" style:justify-single-word="false" fo:break-before="page"/>
      <style:text-properties style:font-name="Ubuntu" fo:font-size="6pt" officeooo:paragraph-rsid="00cdf2c2" style:font-size-asian="6pt" style:font-size-complex="6pt"/>
    </style:style>
    <style:style style:name="P44" style:family="paragraph" style:parent-style-name="Standard">
      <style:paragraph-properties fo:text-align="justify" style:justify-single-word="false"/>
      <style:text-properties style:font-name="Ubuntu" fo:font-size="6pt" officeooo:paragraph-rsid="00d1b2ef" style:font-size-asian="6pt" style:font-size-complex="6pt"/>
    </style:style>
    <style:style style:name="P45" style:family="paragraph" style:parent-style-name="Standard">
      <style:paragraph-properties fo:text-align="justify" style:justify-single-word="false"/>
      <style:text-properties style:font-name="Ubuntu" fo:font-size="6pt" officeooo:paragraph-rsid="00d3583e" style:font-size-asian="6pt" style:font-size-complex="6pt"/>
    </style:style>
    <style:style style:name="P46" style:family="paragraph" style:parent-style-name="Standard">
      <style:paragraph-properties fo:text-align="justify" style:justify-single-word="false"/>
      <style:text-properties style:font-name="Ubuntu" fo:font-size="6pt" officeooo:paragraph-rsid="00d45c70" style:font-size-asian="6pt" style:font-size-complex="6pt"/>
    </style:style>
    <style:style style:name="P47" style:family="paragraph" style:parent-style-name="Standard">
      <style:paragraph-properties fo:text-align="justify" style:justify-single-word="false"/>
      <style:text-properties style:font-name="Ubuntu" fo:font-size="6pt" officeooo:paragraph-rsid="00d5694e" style:font-size-asian="6pt" style:font-size-complex="6pt"/>
    </style:style>
    <style:style style:name="P48"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49" style:family="paragraph" style:parent-style-name="Standard">
      <style:paragraph-properties fo:text-align="justify" style:justify-single-word="false"/>
      <style:text-properties style:font-name="Ubuntu" fo:font-size="6pt" officeooo:paragraph-rsid="00d709ed" style:font-size-asian="6pt" style:font-size-complex="6pt"/>
    </style:style>
    <style:style style:name="P50" style:family="paragraph" style:parent-style-name="Standard">
      <style:paragraph-properties fo:text-align="justify" style:justify-single-word="false"/>
      <style:text-properties style:font-name="Ubuntu" fo:font-size="6pt" officeooo:paragraph-rsid="00d96e8b" style:font-size-asian="6pt" style:font-size-complex="6pt"/>
    </style:style>
    <style:style style:name="P51" style:family="paragraph" style:parent-style-name="Standard">
      <style:paragraph-properties fo:text-align="justify" style:justify-single-word="false" fo:break-before="page"/>
      <style:text-properties style:font-name="Ubuntu" fo:font-size="6pt" officeooo:paragraph-rsid="00dab741" style:font-size-asian="6pt" style:font-size-complex="6pt"/>
    </style:style>
    <style:style style:name="P52" style:family="paragraph" style:parent-style-name="Standard">
      <style:paragraph-properties fo:text-align="justify" style:justify-single-word="false"/>
      <style:text-properties style:font-name="Ubuntu" fo:font-size="6pt" officeooo:paragraph-rsid="00dc790e" style:font-size-asian="6pt" style:font-size-complex="6pt"/>
    </style:style>
    <style:style style:name="P53" style:family="paragraph" style:parent-style-name="Standard">
      <style:paragraph-properties fo:text-align="justify" style:justify-single-word="false"/>
      <style:text-properties style:font-name="Ubuntu" fo:font-size="6pt" officeooo:paragraph-rsid="00de6877" style:font-size-asian="6pt" style:font-size-complex="6pt"/>
    </style:style>
    <style:style style:name="P54" style:family="paragraph" style:parent-style-name="Standard">
      <style:paragraph-properties fo:text-align="justify" style:justify-single-word="false"/>
      <style:text-properties style:font-name="Ubuntu" fo:font-size="6pt" officeooo:paragraph-rsid="0086a034" style:font-size-asian="6pt" style:font-size-complex="6pt"/>
    </style:style>
    <style:style style:name="P55" style:family="paragraph" style:parent-style-name="Standard">
      <style:paragraph-properties fo:text-align="justify" style:justify-single-word="false"/>
      <style:text-properties style:font-name="Ubuntu" fo:font-size="6pt" officeooo:paragraph-rsid="00dee2e0" style:font-size-asian="6pt" style:font-size-complex="6pt"/>
    </style:style>
    <style:style style:name="P5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officeooo:paragraph-rsid="00dee2e0" style:font-size-asian="6pt" style:font-size-complex="6pt"/>
    </style:style>
    <style:style style:name="P57" style:family="paragraph" style:parent-style-name="Standard">
      <style:paragraph-properties fo:text-align="justify" style:justify-single-word="false"/>
      <style:text-properties style:font-name="Ubuntu" fo:font-size="6pt" officeooo:paragraph-rsid="00e416c3" style:font-size-asian="6pt" style:font-size-complex="6pt"/>
    </style:style>
    <style:style style:name="P58" style:family="paragraph" style:parent-style-name="Standard" style:master-page-name="">
      <style:paragraph-properties fo:margin-left="0.499cm" fo:text-align="justify" style:justify-single-word="false" fo:text-indent="0cm" style:auto-text-indent="false" style:page-number="auto"/>
      <style:text-properties style:font-name="Ubuntu" fo:font-size="6pt" officeooo:paragraph-rsid="00e416c3" style:font-size-asian="6pt" style:font-size-complex="6pt"/>
    </style:style>
    <style:style style:name="P59" style:family="paragraph" style:parent-style-name="Standard">
      <style:paragraph-properties fo:text-align="justify" style:justify-single-word="false"/>
      <style:text-properties style:font-name="Ubuntu" fo:font-size="6pt" officeooo:paragraph-rsid="008a3842" style:font-size-asian="6pt" style:font-size-complex="6pt"/>
    </style:style>
    <style:style style:name="P60" style:family="paragraph" style:parent-style-name="Standard">
      <style:paragraph-properties fo:text-align="justify" style:justify-single-word="false" fo:break-before="page"/>
      <style:text-properties style:font-name="Ubuntu" fo:font-size="6pt" officeooo:paragraph-rsid="008a3842" style:font-size-asian="6pt" style:font-size-complex="6pt"/>
    </style:style>
    <style:style style:name="P61" style:family="paragraph" style:parent-style-name="Standard">
      <style:paragraph-properties fo:text-align="justify" style:justify-single-word="false"/>
      <style:text-properties style:font-name="Ubuntu" fo:font-size="6pt" officeooo:paragraph-rsid="00ecb8cb" style:font-size-asian="6pt" style:font-size-complex="6pt"/>
    </style:style>
    <style:style style:name="P62" style:family="paragraph" style:parent-style-name="Standard">
      <style:paragraph-properties fo:text-align="justify" style:justify-single-word="false"/>
      <style:text-properties style:font-name="Ubuntu" fo:font-size="6pt" officeooo:paragraph-rsid="00efeece" style:font-size-asian="6pt" style:font-size-complex="6pt"/>
    </style:style>
    <style:style style:name="P63" style:family="paragraph" style:parent-style-name="Standard">
      <style:paragraph-properties fo:text-align="justify" style:justify-single-word="false"/>
      <style:text-properties style:font-name="Ubuntu" fo:font-size="6pt" officeooo:paragraph-rsid="00f47cc5" style:font-size-asian="6pt" style:font-size-complex="6pt"/>
    </style:style>
    <style:style style:name="P64" style:family="paragraph" style:parent-style-name="Standard">
      <style:paragraph-properties fo:text-align="justify" style:justify-single-word="false"/>
      <style:text-properties style:font-name="Ubuntu" fo:font-size="6pt" officeooo:paragraph-rsid="008b716c" style:font-size-asian="6pt" style:font-size-complex="6pt"/>
    </style:style>
    <style:style style:name="P65" style:family="paragraph" style:parent-style-name="Standard">
      <style:paragraph-properties fo:text-align="justify" style:justify-single-word="false"/>
      <style:text-properties style:font-name="Ubuntu" fo:font-size="6pt" officeooo:paragraph-rsid="008b9177" style:font-size-asian="6pt" style:font-size-complex="6pt"/>
    </style:style>
    <style:style style:name="P66" style:family="paragraph" style:parent-style-name="Standard">
      <style:paragraph-properties fo:text-align="justify" style:justify-single-word="false"/>
      <style:text-properties style:font-name="Ubuntu" fo:font-size="6pt" officeooo:paragraph-rsid="00f82100" style:font-size-asian="6pt" style:font-size-complex="6pt"/>
    </style:style>
    <style:style style:name="P6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officeooo:paragraph-rsid="00f82100" style:font-size-asian="6pt" style:font-size-complex="6pt"/>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Ubuntu" fo:font-size="6pt" officeooo:paragraph-rsid="00f82100" style:font-size-asian="6pt" style:font-size-complex="6pt"/>
    </style:style>
    <style:style style:name="P69" style:family="paragraph" style:parent-style-name="Standard">
      <style:paragraph-properties fo:text-align="justify" style:justify-single-word="false"/>
      <style:text-properties style:font-name="Ubuntu" fo:font-size="6pt" officeooo:paragraph-rsid="008e04e5" style:font-size-asian="6pt" style:font-size-complex="6pt"/>
    </style:style>
    <style:style style:name="P70" style:family="paragraph" style:parent-style-name="Standard">
      <style:paragraph-properties fo:text-align="justify" style:justify-single-word="false"/>
      <style:text-properties style:font-name="Ubuntu" fo:font-size="6pt" officeooo:paragraph-rsid="00fbc2a7" style:font-size-asian="6pt" style:font-size-complex="6pt"/>
    </style:style>
    <style:style style:name="P71" style:family="paragraph" style:parent-style-name="Standard">
      <style:paragraph-properties fo:text-align="justify" style:justify-single-word="false"/>
      <style:text-properties style:font-name="Ubuntu" fo:font-size="6pt" officeooo:paragraph-rsid="00fd566e" style:font-size-asian="6pt" style:font-size-complex="6pt"/>
    </style:style>
    <style:style style:name="P72" style:family="paragraph" style:parent-style-name="Standard">
      <style:paragraph-properties fo:text-align="justify" style:justify-single-word="false"/>
      <style:text-properties style:font-name="Ubuntu" fo:font-size="6pt" officeooo:paragraph-rsid="00fed561" style:font-size-asian="6pt" style:font-size-complex="6pt"/>
    </style:style>
    <style:style style:name="P73" style:family="paragraph" style:parent-style-name="Standard">
      <style:paragraph-properties fo:text-align="justify" style:justify-single-word="false"/>
      <style:text-properties style:font-name="Ubuntu" fo:font-size="6pt" officeooo:paragraph-rsid="0103805f" style:font-size-asian="6pt" style:font-size-complex="6pt"/>
    </style:style>
    <style:style style:name="P74" style:family="paragraph" style:parent-style-name="Standard">
      <style:paragraph-properties fo:break-before="page"/>
      <style:text-properties style:font-name="Ubuntu" fo:font-size="6pt" style:font-size-asian="6pt" style:font-size-complex="6pt"/>
    </style:style>
    <style:style style:name="P75" style:family="paragraph" style:parent-style-name="Standard">
      <style:paragraph-properties fo:text-align="justify" style:justify-single-word="false"/>
      <style:text-properties style:font-name="Ubuntu" fo:font-size="6pt" officeooo:rsid="00c2efca" officeooo:paragraph-rsid="00c2efca" style:font-size-asian="6pt" style:font-size-complex="6pt"/>
    </style:style>
    <style:style style:name="P76" style:family="paragraph" style:parent-style-name="Standard">
      <style:paragraph-properties fo:text-align="justify" style:justify-single-word="false"/>
      <style:text-properties style:font-name="Ubuntu" fo:font-size="6pt" officeooo:rsid="00e9cd86" officeooo:paragraph-rsid="00e9cd86" style:font-size-asian="6pt" style:font-size-complex="6pt"/>
    </style:style>
    <style:style style:name="P77" style:family="paragraph" style:parent-style-name="Standard">
      <style:text-properties style:font-name="Noto Sans Mono" fo:font-size="6pt" fo:font-weight="bold" officeooo:rsid="00ef197f" officeooo:paragraph-rsid="00ef197f" style:font-size-asian="6pt" style:font-weight-asian="bold" style:font-size-complex="6pt" style:font-weight-complex="bold"/>
    </style:style>
    <style:style style:name="P78" style:family="paragraph" style:parent-style-name="Standard">
      <style:paragraph-properties fo:text-align="justify" style:justify-single-word="false"/>
      <style:text-properties style:font-name="Noto Sans Mono" fo:font-size="6pt" officeooo:paragraph-rsid="00d3583e" style:font-size-asian="6pt" style:font-size-complex="6pt"/>
    </style:style>
    <style:style style:name="P79" style:family="paragraph" style:parent-style-name="Standard">
      <style:paragraph-properties fo:text-align="justify" style:justify-single-word="false"/>
      <style:text-properties style:font-name="Noto Sans Mono" fo:font-size="6pt" officeooo:paragraph-rsid="00ecb8cb" style:font-size-asian="6pt" style:font-size-complex="6pt"/>
    </style:style>
    <style:style style:name="P80" style:family="paragraph" style:parent-style-name="Standard">
      <style:paragraph-properties fo:text-align="justify" style:justify-single-word="false"/>
      <style:text-properties style:font-name="Noto Sans Mono" fo:font-size="6pt" officeooo:paragraph-rsid="00ee075e" style:font-size-asian="6pt" style:font-size-complex="6pt"/>
    </style:style>
    <style:style style:name="P81" style:family="paragraph" style:parent-style-name="Standard">
      <style:paragraph-properties fo:text-align="justify" style:justify-single-word="false"/>
      <style:text-properties style:font-name="Noto Sans Mono" fo:font-size="6pt" officeooo:paragraph-rsid="00f0dc31" style:font-size-asian="6pt" style:font-size-complex="6pt"/>
    </style:style>
    <style:style style:name="P82" style:family="paragraph" style:parent-style-name="Standard">
      <style:paragraph-properties fo:text-align="justify" style:justify-single-word="false"/>
      <style:text-properties style:font-name="Noto Sans Mono" fo:font-size="6pt" officeooo:paragraph-rsid="00f2354e" style:font-size-asian="6pt" style:font-size-complex="6pt"/>
    </style:style>
    <style:style style:name="P83" style:family="paragraph" style:parent-style-name="Standard">
      <style:text-properties style:font-name="Noto Sans Mono" fo:font-size="6pt" officeooo:paragraph-rsid="00d3583e" style:font-size-asian="6pt" style:font-size-complex="6pt"/>
    </style:style>
    <style:style style:name="P84" style:family="paragraph" style:parent-style-name="Standard">
      <style:text-properties style:font-name="Noto Sans Mono" fo:font-size="6pt" officeooo:paragraph-rsid="00dab741" style:font-size-asian="6pt" style:font-size-complex="6pt"/>
    </style:style>
    <style:style style:name="P85" style:family="paragraph" style:parent-style-name="Standard">
      <style:text-properties style:font-name="Noto Sans Mono" fo:font-size="6pt" officeooo:paragraph-rsid="00ecb8cb" style:font-size-asian="6pt" style:font-size-complex="6pt"/>
    </style:style>
    <style:style style:name="P86" style:family="paragraph" style:parent-style-name="Standard">
      <style:paragraph-properties fo:break-before="page"/>
      <style:text-properties style:font-name="Noto Sans Mono" fo:font-size="6pt" officeooo:paragraph-rsid="00ecb8cb" style:font-size-asian="6pt" style:font-size-complex="6pt"/>
    </style:style>
    <style:style style:name="P87" style:family="paragraph" style:parent-style-name="Standard">
      <style:text-properties style:font-name="Noto Sans Mono" fo:font-size="6pt" officeooo:paragraph-rsid="00ed1d24" style:font-size-asian="6pt" style:font-size-complex="6pt"/>
    </style:style>
    <style:style style:name="P88" style:family="paragraph" style:parent-style-name="Standard">
      <style:text-properties style:font-name="Noto Sans Mono" fo:font-size="6pt" officeooo:paragraph-rsid="00ee075e" style:font-size-asian="6pt" style:font-size-complex="6pt"/>
    </style:style>
    <style:style style:name="P89" style:family="paragraph" style:parent-style-name="Standard">
      <style:text-properties style:font-name="Noto Sans Mono" fo:font-size="6pt" officeooo:rsid="00eefb4e" officeooo:paragraph-rsid="00eefb4e" style:font-size-asian="6pt" style:font-size-complex="6pt"/>
    </style:style>
    <style:style style:name="P90" style:family="paragraph" style:parent-style-name="Standard">
      <style:text-properties style:font-name="Noto Sans Mono" fo:font-size="6pt" officeooo:rsid="00ef197f" officeooo:paragraph-rsid="00ef197f" style:font-size-asian="6pt" style:font-size-complex="6pt"/>
    </style:style>
    <style:style style:name="P91" style:family="paragraph" style:parent-style-name="Standard">
      <style:text-properties style:font-name="Noto Sans Mono" fo:font-size="6pt" officeooo:paragraph-rsid="00f0dc31" style:font-size-asian="6pt" style:font-size-complex="6pt"/>
    </style:style>
    <style:style style:name="P92" style:family="paragraph" style:parent-style-name="Standard">
      <style:text-properties style:font-name="Noto Sans Mono" fo:font-size="6pt" officeooo:paragraph-rsid="00f2354e" style:font-size-asian="6pt" style:font-size-complex="6pt"/>
    </style:style>
    <style:style style:name="P93"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97c695"/>
    </style:style>
    <style:style style:name="P94" style:family="paragraph" style:parent-style-name="Standard" style:list-style-name="List_20_1">
      <loext:graphic-properties draw:fill="none"/>
      <style:paragraph-properties fo:margin-left="0.499cm" fo:margin-right="0cm" fo:text-align="justify" style:justify-single-word="false" fo:text-indent="-0.499cm" style:auto-text-indent="false" fo:background-color="transparent"/>
      <style:text-properties officeooo:paragraph-rsid="0097c695"/>
    </style:style>
    <style:style style:name="P95"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fe2fe"/>
    </style:style>
    <style:style style:name="P96"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e416c3"/>
    </style:style>
    <style:style style:name="P97"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e7e5df"/>
    </style:style>
    <style:style style:name="P9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99"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100"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101"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officeooo:paragraph-rsid="00a656a7"/>
    </style:style>
    <style:style style:name="P102"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a656a7"/>
    </style:style>
    <style:style style:name="P103"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b79a8b"/>
    </style:style>
    <style:style style:name="P104" style:family="paragraph" style:parent-style-name="Standard" style:list-style-name="L1">
      <loext:graphic-properties draw:fill="none"/>
      <style:paragraph-properties fo:margin-left="0.499cm" fo:margin-right="0cm" fo:text-align="justify" style:justify-single-word="false" fo:text-indent="-0.499cm" style:auto-text-indent="false" fo:background-color="transparent"/>
      <style:text-properties officeooo:paragraph-rsid="00b79a8b"/>
    </style:style>
    <style:style style:name="P105"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bb7c20"/>
    </style:style>
    <style:style style:name="P106"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c12626"/>
    </style:style>
    <style:style style:name="P107" style:family="paragraph" style:parent-style-name="Standard">
      <style:paragraph-properties fo:text-align="justify" style:justify-single-word="false"/>
      <style:text-properties officeooo:paragraph-rsid="00afe2fe"/>
    </style:style>
    <style:style style:name="P108" style:family="paragraph" style:parent-style-name="Standard">
      <style:paragraph-properties fo:text-align="justify" style:justify-single-word="false" fo:break-before="page"/>
      <style:text-properties officeooo:paragraph-rsid="00b4c071"/>
    </style:style>
    <style:style style:name="P109" style:family="paragraph">
      <loext:graphic-properties draw:fill="none" draw:fill-color="#ffffff"/>
      <style:text-properties style:font-name="Ubuntu" fo:font-size="6pt" style:font-size-asian="6pt" style:font-size-complex="6pt"/>
    </style:style>
    <style:style style:name="T1" style:family="text">
      <style:text-properties fo:font-weight="normal" style:font-weight-asian="normal" style:font-weight-complex="normal"/>
    </style:style>
    <style:style style:name="T2" style:family="text">
      <style:text-properties fo:font-weight="normal" officeooo:rsid="002e3f11" style:font-weight-asian="normal" style:font-weight-complex="normal"/>
    </style:style>
    <style:style style:name="T3" style:family="text">
      <style:text-properties fo:font-weight="normal" officeooo:rsid="009e587e" style:font-weight-asian="normal" style:font-weight-complex="normal"/>
    </style:style>
    <style:style style:name="T4" style:family="text">
      <style:text-properties fo:font-weight="normal" officeooo:rsid="00ed1d24" style:font-weight-asian="normal" style:font-weight-complex="normal"/>
    </style:style>
    <style:style style:name="T5" style:family="text">
      <style:text-properties fo:font-weight="normal" officeooo:rsid="00ee075e" style:font-weight-asian="normal" style:font-weight-complex="normal"/>
    </style:style>
    <style:style style:name="T6" style:family="text">
      <style:text-properties fo:font-weight="normal" officeooo:rsid="00eefb4e" style:font-weight-asian="normal" style:font-weight-complex="normal"/>
    </style:style>
    <style:style style:name="T7" style:family="text">
      <style:text-properties fo:font-weight="normal" officeooo:rsid="00ef197f" style:font-weight-asian="normal" style:font-weight-complex="normal"/>
    </style:style>
    <style:style style:name="T8" style:family="text">
      <style:text-properties fo:font-weight="normal" officeooo:rsid="00f0dc31" style:font-weight-asian="normal" style:font-weight-complex="normal"/>
    </style:style>
    <style:style style:name="T9" style:family="text">
      <style:text-properties fo:font-weight="normal" officeooo:rsid="00f2354e" style:font-weight-asian="normal" style:font-weight-complex="normal"/>
    </style:style>
    <style:style style:name="T10" style:family="text">
      <style:text-properties fo:font-weight="normal" officeooo:rsid="00f3a9ce"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e3f11"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6d02e6" style:font-style-asian="italic" style:font-style-complex="italic"/>
    </style:style>
    <style:style style:name="T15" style:family="text">
      <style:text-properties fo:font-style="italic" officeooo:rsid="009b696b" style:font-style-asian="italic" style:font-style-complex="italic"/>
    </style:style>
    <style:style style:name="T16" style:family="text">
      <style:text-properties fo:font-style="italic" officeooo:rsid="009b9279" style:font-style-asian="italic" style:font-style-complex="italic"/>
    </style:style>
    <style:style style:name="T17" style:family="text">
      <style:text-properties fo:font-style="italic" officeooo:rsid="00d45c70" style:font-style-asian="italic" style:font-style-complex="italic"/>
    </style:style>
    <style:style style:name="T18" style:family="text">
      <style:text-properties fo:font-style="italic" officeooo:rsid="00d709ed" style:font-style-asian="italic" style:font-style-complex="italic"/>
    </style:style>
    <style:style style:name="T19" style:family="text">
      <style:text-properties fo:font-style="italic" officeooo:rsid="00dee2e0" style:font-style-asian="italic" style:font-style-complex="italic"/>
    </style:style>
    <style:style style:name="T20" style:family="text">
      <style:text-properties fo:font-style="italic" officeooo:rsid="00ecb8cb" style:font-style-asian="italic" style:font-style-complex="italic"/>
    </style:style>
    <style:style style:name="T21" style:family="text">
      <style:text-properties fo:font-style="italic" officeooo:rsid="00efeece" style:font-style-asian="italic" style:font-style-complex="italic"/>
    </style:style>
    <style:style style:name="T22" style:family="text">
      <style:text-properties style:font-name="Noto Sans Mono"/>
    </style:style>
    <style:style style:name="T23" style:family="text">
      <style:text-properties style:font-name="Noto Sans Mono" fo:font-size="6pt" fo:font-weight="normal" officeooo:rsid="002e3f11" style:font-size-asian="6pt" style:font-weight-asian="normal" style:font-size-complex="6pt" style:font-weight-complex="normal"/>
    </style:style>
    <style:style style:name="T24" style:family="text">
      <style:text-properties style:font-name="Noto Sans Mono" fo:font-size="6pt" style:font-size-asian="6pt" style:font-size-complex="6pt"/>
    </style:style>
    <style:style style:name="T25" style:family="text">
      <style:text-properties style:font-name="Noto Sans Mono" officeooo:rsid="001ae064"/>
    </style:style>
    <style:style style:name="T26" style:family="text">
      <style:text-properties fo:font-weight="bold" style:font-weight-asian="bold" style:font-weight-complex="bold"/>
    </style:style>
    <style:style style:name="T27" style:family="text">
      <style:text-properties fo:font-weight="bold" officeooo:rsid="00d3583e" style:font-weight-asian="bold" style:font-weight-complex="bold"/>
    </style:style>
    <style:style style:name="T28" style:family="text">
      <style:text-properties fo:font-weight="bold" officeooo:rsid="00dee2e0" style:font-weight-asian="bold" style:font-weight-complex="bold"/>
    </style:style>
    <style:style style:name="T29" style:family="text">
      <style:text-properties fo:font-weight="bold" officeooo:rsid="00ecb8cb" style:font-weight-asian="bold" style:font-weight-complex="bold"/>
    </style:style>
    <style:style style:name="T30" style:family="text">
      <style:text-properties fo:font-weight="bold" officeooo:rsid="00ed1d24" style:font-weight-asian="bold" style:font-weight-complex="bold"/>
    </style:style>
    <style:style style:name="T31" style:family="text">
      <style:text-properties fo:font-weight="bold" officeooo:rsid="00eefb4e" style:font-weight-asian="bold" style:font-weight-complex="bold"/>
    </style:style>
    <style:style style:name="T32" style:family="text">
      <style:text-properties fo:font-weight="bold" officeooo:rsid="00f2354e" style:font-weight-asian="bold" style:font-weight-complex="bold"/>
    </style:style>
    <style:style style:name="T33" style:family="text">
      <style:text-properties fo:font-weight="bold" officeooo:rsid="00f3a9ce" style:font-weight-asian="bold" style:font-weight-complex="bold"/>
    </style:style>
    <style:style style:name="T34" style:family="text">
      <style:text-properties fo:font-weight="bold" officeooo:rsid="00f82100" style:font-weight-asian="bold" style:font-weight-complex="bold"/>
    </style:style>
    <style:style style:name="T35" style:family="text">
      <style:text-properties style:font-name="Ubuntu" fo:font-size="6pt" style:font-size-asian="6pt" style:font-size-complex="6pt"/>
    </style:style>
    <style:style style:name="T36" style:family="text">
      <style:text-properties style:font-name="Ubuntu" fo:font-size="6pt" officeooo:rsid="0097c695" style:font-size-asian="6pt" style:font-size-complex="6pt"/>
    </style:style>
    <style:style style:name="T37" style:family="text">
      <style:text-properties style:font-name="Ubuntu" fo:font-size="6pt" officeooo:rsid="00999e92" style:font-size-asian="6pt" style:font-size-complex="6pt"/>
    </style:style>
    <style:style style:name="T38" style:family="text">
      <style:text-properties style:font-name="Ubuntu" fo:font-size="6pt" officeooo:rsid="0099a6c2" style:font-size-asian="6pt" style:font-size-complex="6pt"/>
    </style:style>
    <style:style style:name="T39" style:family="text">
      <style:text-properties style:font-name="Ubuntu" fo:font-size="6pt" officeooo:rsid="00a80e17" style:font-size-asian="6pt" style:font-size-complex="6pt"/>
    </style:style>
    <style:style style:name="T40" style:family="text">
      <style:text-properties style:font-name="Ubuntu" fo:font-size="6pt" officeooo:rsid="00a8dd3f" style:font-size-asian="6pt" style:font-size-complex="6pt"/>
    </style:style>
    <style:style style:name="T41" style:family="text">
      <style:text-properties style:font-name="Ubuntu" fo:font-size="6pt" officeooo:rsid="00afe2fe" style:font-size-asian="6pt" style:font-size-complex="6pt"/>
    </style:style>
    <style:style style:name="T42" style:family="text">
      <style:text-properties style:font-name="Ubuntu" fo:font-size="6pt" officeooo:rsid="00b4c071" style:font-size-asian="6pt" style:font-size-complex="6pt"/>
    </style:style>
    <style:style style:name="T43" style:family="text">
      <style:text-properties style:font-name="Ubuntu" fo:font-size="6pt" officeooo:rsid="00b79a8b" style:font-size-asian="6pt" style:font-size-complex="6pt"/>
    </style:style>
    <style:style style:name="T44" style:family="text">
      <style:text-properties style:font-name="Ubuntu" fo:font-size="6pt" officeooo:rsid="00b9a1d2" style:font-size-asian="6pt" style:font-size-complex="6pt"/>
    </style:style>
    <style:style style:name="T45" style:family="text">
      <style:text-properties style:font-name="Ubuntu" fo:font-size="6pt" officeooo:rsid="00bb7c20" style:font-size-asian="6pt" style:font-size-complex="6pt"/>
    </style:style>
    <style:style style:name="T46" style:family="text">
      <style:text-properties style:font-name="Ubuntu" fo:font-size="6pt" officeooo:rsid="00bd7567" style:font-size-asian="6pt" style:font-size-complex="6pt"/>
    </style:style>
    <style:style style:name="T47" style:family="text">
      <style:text-properties style:font-name="Ubuntu" fo:font-size="6pt" officeooo:rsid="00bf2d09" style:font-size-asian="6pt" style:font-size-complex="6pt"/>
    </style:style>
    <style:style style:name="T48" style:family="text">
      <style:text-properties style:font-name="Ubuntu" fo:font-size="6pt" officeooo:rsid="00c12626" style:font-size-asian="6pt" style:font-size-complex="6pt"/>
    </style:style>
    <style:style style:name="T49" style:family="text">
      <style:text-properties style:font-name="Ubuntu" fo:font-size="6pt" officeooo:rsid="00cc509f" style:font-size-asian="6pt" style:font-size-complex="6pt"/>
    </style:style>
    <style:style style:name="T50" style:family="text">
      <style:text-properties style:font-name="Ubuntu" fo:font-size="6pt" officeooo:rsid="00e5547b" style:font-size-asian="6pt" style:font-size-complex="6pt"/>
    </style:style>
    <style:style style:name="T51" style:family="text">
      <style:text-properties style:font-name="Ubuntu" fo:font-size="6pt" officeooo:rsid="00e7e5df" style:font-size-asian="6pt" style:font-size-complex="6pt"/>
    </style:style>
    <style:style style:name="T52" style:family="text">
      <style:text-properties style:font-name="Ubuntu" fo:font-size="6pt" fo:font-style="italic" style:font-size-asian="6pt" style:font-style-asian="italic" style:font-size-complex="6pt" style:font-style-complex="italic"/>
    </style:style>
    <style:style style:name="T53" style:family="text">
      <style:text-properties style:font-name="Ubuntu" fo:font-size="6pt" fo:font-style="italic" officeooo:rsid="00afe2fe" style:font-size-asian="6pt" style:font-style-asian="italic" style:font-size-complex="6pt" style:font-style-complex="italic"/>
    </style:style>
    <style:style style:name="T54" style:family="text">
      <style:text-properties officeooo:rsid="0088073b"/>
    </style:style>
    <style:style style:name="T55" style:family="text">
      <style:text-properties officeooo:rsid="008f84e2"/>
    </style:style>
    <style:style style:name="T56" style:family="text">
      <style:text-properties officeooo:rsid="008fa0b2"/>
    </style:style>
    <style:style style:name="T57" style:family="text">
      <style:text-properties officeooo:rsid="0090eac2"/>
    </style:style>
    <style:style style:name="T58" style:family="text">
      <style:text-properties officeooo:rsid="009201ae"/>
    </style:style>
    <style:style style:name="T59" style:family="text">
      <style:text-properties officeooo:rsid="0092c802"/>
    </style:style>
    <style:style style:name="T60" style:family="text">
      <style:text-properties officeooo:rsid="0093d5ce"/>
    </style:style>
    <style:style style:name="T61" style:family="text">
      <style:text-properties officeooo:rsid="0094aae2"/>
    </style:style>
    <style:style style:name="T62" style:family="text">
      <style:text-properties officeooo:rsid="0094baed"/>
    </style:style>
    <style:style style:name="T63" style:family="text">
      <style:text-properties officeooo:rsid="0096bdab"/>
    </style:style>
    <style:style style:name="T64" style:family="text">
      <style:text-properties officeooo:rsid="009b696b"/>
    </style:style>
    <style:style style:name="T65" style:family="text">
      <style:text-properties officeooo:rsid="009b9279"/>
    </style:style>
    <style:style style:name="T66" style:family="text">
      <style:text-properties officeooo:rsid="009c930b"/>
    </style:style>
    <style:style style:name="T67" style:family="text">
      <style:text-properties officeooo:rsid="00a0c12f"/>
    </style:style>
    <style:style style:name="T68" style:family="text">
      <style:text-properties officeooo:rsid="00a19d35"/>
    </style:style>
    <style:style style:name="T69" style:family="text">
      <style:text-properties officeooo:rsid="00a25bd9"/>
    </style:style>
    <style:style style:name="T70" style:family="text">
      <style:text-properties officeooo:rsid="00a25c86"/>
    </style:style>
    <style:style style:name="T71" style:family="text">
      <style:text-properties officeooo:rsid="00a425b4"/>
    </style:style>
    <style:style style:name="T72" style:family="text">
      <style:text-properties officeooo:rsid="00a63f26"/>
    </style:style>
    <style:style style:name="T73" style:family="text">
      <style:text-properties officeooo:rsid="00a656a7"/>
    </style:style>
    <style:style style:name="T74" style:family="text">
      <style:text-properties officeooo:rsid="00a73db9"/>
    </style:style>
    <style:style style:name="T75" style:family="text">
      <style:text-properties officeooo:rsid="00a7c379"/>
    </style:style>
    <style:style style:name="T76" style:family="text">
      <style:text-properties officeooo:rsid="00a80e17"/>
    </style:style>
    <style:style style:name="T77" style:family="text">
      <style:text-properties officeooo:rsid="00a966e5"/>
    </style:style>
    <style:style style:name="T78" style:family="text">
      <style:text-properties officeooo:rsid="00a974b4"/>
    </style:style>
    <style:style style:name="T79" style:family="text">
      <style:text-properties officeooo:rsid="00aad0bc"/>
    </style:style>
    <style:style style:name="T80" style:family="text">
      <style:text-properties officeooo:rsid="00ab712b"/>
    </style:style>
    <style:style style:name="T81" style:family="text">
      <style:text-properties officeooo:rsid="00ac9fea"/>
    </style:style>
    <style:style style:name="T82" style:family="text">
      <style:text-properties officeooo:rsid="00ada1cd"/>
    </style:style>
    <style:style style:name="T83" style:family="text">
      <style:text-properties officeooo:rsid="00afb04e"/>
    </style:style>
    <style:style style:name="T84" style:family="text">
      <style:text-properties style:font-name="Ubuntu" fo:font-weight="normal" officeooo:rsid="009e587e" style:font-weight-asian="normal" style:font-weight-complex="normal"/>
    </style:style>
    <style:style style:name="T85" style:family="text">
      <style:text-properties officeooo:rsid="00b79a8b"/>
    </style:style>
    <style:style style:name="T86" style:family="text">
      <style:text-properties officeooo:rsid="00c4ab82"/>
    </style:style>
    <style:style style:name="T87" style:family="text">
      <style:text-properties officeooo:rsid="00c5bdce"/>
    </style:style>
    <style:style style:name="T88" style:family="text">
      <style:text-properties officeooo:rsid="00c6c3f7"/>
    </style:style>
    <style:style style:name="T89" style:family="text">
      <style:text-properties officeooo:rsid="00c92c0a"/>
    </style:style>
    <style:style style:name="T90" style:family="text">
      <style:text-properties officeooo:rsid="00cab14f"/>
    </style:style>
    <style:style style:name="T91" style:family="text">
      <style:text-properties officeooo:rsid="00cdf2c2"/>
    </style:style>
    <style:style style:name="T92" style:family="text">
      <style:text-properties officeooo:rsid="00cfb57e"/>
    </style:style>
    <style:style style:name="T93" style:family="text">
      <style:text-properties officeooo:rsid="00d1b2ef"/>
    </style:style>
    <style:style style:name="T94" style:family="text">
      <style:text-properties officeooo:rsid="00d3583e"/>
    </style:style>
    <style:style style:name="T95" style:family="text">
      <style:text-properties officeooo:rsid="00d5694e"/>
    </style:style>
    <style:style style:name="T96" style:family="text">
      <style:text-properties officeooo:rsid="00d709ed"/>
    </style:style>
    <style:style style:name="T97" style:family="text">
      <style:text-properties officeooo:rsid="00d96e8b"/>
    </style:style>
    <style:style style:name="T98" style:family="text">
      <style:text-properties officeooo:rsid="00dab741"/>
    </style:style>
    <style:style style:name="T99" style:family="text">
      <style:text-properties fo:font-style="normal" style:font-style-asian="normal" style:font-style-complex="normal"/>
    </style:style>
    <style:style style:name="T100" style:family="text">
      <style:text-properties fo:font-style="normal" officeooo:rsid="00dc790e" style:font-style-asian="normal" style:font-style-complex="normal"/>
    </style:style>
    <style:style style:name="T101" style:family="text">
      <style:text-properties officeooo:rsid="00dd4f8b"/>
    </style:style>
    <style:style style:name="T102" style:family="text">
      <style:text-properties officeooo:rsid="00de6877"/>
    </style:style>
    <style:style style:name="T103" style:family="text">
      <style:text-properties officeooo:rsid="00dee2e0"/>
    </style:style>
    <style:style style:name="T104" style:family="text">
      <style:text-properties officeooo:rsid="00e1789a"/>
    </style:style>
    <style:style style:name="T105" style:family="text">
      <style:text-properties officeooo:rsid="00e353aa"/>
    </style:style>
    <style:style style:name="T106" style:family="text">
      <style:text-properties officeooo:rsid="00e416c3"/>
    </style:style>
    <style:style style:name="T107" style:family="text">
      <style:text-properties officeooo:rsid="00e5547b"/>
    </style:style>
    <style:style style:name="T108" style:family="text">
      <style:text-properties officeooo:rsid="00e995f0"/>
    </style:style>
    <style:style style:name="T109" style:family="text">
      <style:text-properties officeooo:rsid="00eaccc8"/>
    </style:style>
    <style:style style:name="T110" style:family="text">
      <style:text-properties officeooo:rsid="00ecb8cb"/>
    </style:style>
    <style:style style:name="T111" style:family="text">
      <style:text-properties officeooo:rsid="00ed1d24"/>
    </style:style>
    <style:style style:name="T112" style:family="text">
      <style:text-properties officeooo:rsid="00f0dc31"/>
    </style:style>
    <style:style style:name="T113" style:family="text">
      <style:text-properties officeooo:rsid="00f2354e"/>
    </style:style>
    <style:style style:name="T114" style:family="text">
      <style:text-properties officeooo:rsid="00f47cc5"/>
    </style:style>
    <style:style style:name="T115" style:family="text">
      <style:text-properties officeooo:rsid="00f4f070"/>
    </style:style>
    <style:style style:name="T116" style:family="text">
      <style:text-properties officeooo:rsid="00f64716"/>
    </style:style>
    <style:style style:name="T117" style:family="text">
      <style:text-properties officeooo:rsid="00f82100"/>
    </style:style>
    <style:style style:name="T118" style:family="text">
      <style:text-properties officeooo:rsid="00f94a57"/>
    </style:style>
    <style:style style:name="T119" style:family="text">
      <style:text-properties officeooo:rsid="00fadf6f"/>
    </style:style>
    <style:style style:name="T120" style:family="text">
      <style:text-properties officeooo:rsid="00fbc2a7"/>
    </style:style>
    <style:style style:name="T121" style:family="text">
      <style:text-properties officeooo:rsid="00fed561"/>
    </style:style>
    <style:style style:name="T122" style:family="text">
      <style:text-properties officeooo:rsid="0102d15b"/>
    </style:style>
    <style:style style:name="T123" style:family="text">
      <style:text-properties officeooo:rsid="0103805f"/>
    </style:style>
    <style:style style:name="T124" style:family="text">
      <style:text-properties officeooo:rsid="0105477e"/>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499cm" fo:text-indent="0.141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list text:style-name="Numbering_20_123">
        <text:list-item>
          <text:h text:style-name="P16" text:outline-level="1"><text:bookmark-start text:name="__RefNumPara__690_2573567641"/><text:bookmark-start text:name="__RefHeading___Toc694_2573567641"/>Règles de visibilité<text:bookmark-end text:name="__RefNumPara__690_2573567641"/><text:bookmark-end text:name="__RefHeading___Toc694_2573567641"/></text:h>
        </text:list-item>
      </text:list>
      <text:p text:style-name="P11"/>
      <text:p text:style-name="P11"/>
      <text:p text:style-name="P11"/>
      <text:p text:style-name="P22"><draw:frame text:anchor-type="paragraph" draw:z-index="0" draw:name="Text Frame 1" draw:style-name="gr2" draw:text-style-name="P109" svg:width="0.348cm" svg:height="0.384cm" svg:x="9.999cm" svg:y="0cm"><draw:text-box><text:p><text:span text:style-name="T35">1</text:span></text:p></draw:text-box></draw:frame>Les règles définissant l<text:span text:style-name="T62">a</text:span> <text:span text:style-name="T62">portée</text:span> des déclarations et les règles définissant quels identifi<text:span text:style-name="T62">c</text:span>at<text:span text:style-name="T62">eur</text:span>s sont visibles <text:span text:style-name="T62">en</text:span> di<text:span text:style-name="T62">vers</text:span> endroits d<text:span text:style-name="T62">u</text:span> texte du programme sont décrit dans ce chapitre. La formulation de ces règles utilise la notion de région déclarative. </text:p>
      <text:p text:style-name="P13"/>
      <text:p text:style-name="P24"><draw:frame text:anchor-type="paragraph" draw:z-index="1" draw:name="Text Frame 2" draw:style-name="gr2" draw:text-style-name="P109" svg:width="0.348cm" svg:height="0.384cm" svg:x="9.999cm" svg:y="0cm"><draw:text-box><text:p><text:span text:style-name="T35">2</text:span></text:p></draw:text-box></draw:frame><text:span text:style-name="T11">Références</text:span><text:span text:style-name="T26"> </text:span>: déclaration 3.1, région déclarative 8.1, identifiant 2.3, portée</text:p>
      <text:p text:style-name="P23">8.2, visibilité 8.3</text:p>
      <text:p text:style-name="P3"/>
      <text:p text:style-name="P3"/>
      <text:p text:style-name="P14"><text:span text:style-name="T22"/></text:p>
      <text:list xml:id="list130451634497566" text:continue-numbering="true" text:style-name="Numbering_20_123">
        <text:list-item>
          <text:list>
            <text:list-item>
              <text:h text:style-name="P18" text:outline-level="2"><text:bookmark-start text:name="__RefHeading___Toc661_2573567641"/><text:span text:style-name="T25">Région déclarative</text:span><text:bookmark-end text:name="__RefHeading___Toc661_2573567641"/></text:h>
            </text:list-item>
          </text:list>
        </text:list-item>
      </text:list>
      <text:p text:style-name="P3"/>
      <text:p text:style-name="P3"/>
      <text:p text:style-name="P24"><draw:frame text:anchor-type="paragraph" draw:z-index="2" draw:name="Text Frame 3" draw:style-name="gr2" draw:text-style-name="P109" svg:width="0.348cm" svg:height="0.384cm" svg:x="9.999cm" svg:y="0.019cm"><draw:text-box><text:p><text:span text:style-name="T35">1</text:span></text:p></draw:text-box></draw:frame>Une région déclarative est une partie du texte du programme. Un<text:span text:style-name="T63">e unique </text:span>région déclarative est formée par le texte de chacun des éléments suivants :</text:p>
      <text:p text:style-name="P26"/>
      <text:list text:style-name="List_20_1">
        <text:list-item>
          <text:p text:style-name="P93"><draw:frame text:anchor-type="paragraph" draw:z-index="19" draw:name="Text Frame 89" draw:style-name="gr2" draw:text-style-name="P109" svg:width="0.348cm" svg:height="0.384cm" svg:x="9.999cm" svg:y="0cm"><draw:text-box><text:p><text:span text:style-name="T35">2</text:span></text:p></draw:text-box></draw:frame><text:span text:style-name="T35">Une déclaration de sous-programme, une déclaration de package, une déclaration de tâche, ou une déclaration générique, accompagnée d</text:span><text:span text:style-name="T36">u corps</text:span><text:span text:style-name="T35"> correspondant, s’</text:span><text:span text:style-name="T36">il existe.</text:span><text:span text:style-name="T35"> Si le corps est un stub de corps, la région déclarative inclut également <text:s/>la sous-unité correspondante. Si l'unité de programme comporte des sous-unités, elles sont également </text:span><text:span text:style-name="T36">incluses</text:span><text:span text:style-name="T35">.</text:span></text:p>
        </text:list-item>
      </text:list>
      <text:p text:style-name="P27"/>
      <text:list xml:id="list130451499328202" text:continue-numbering="true" text:style-name="List_20_1">
        <text:list-item>
          <text:p text:style-name="P93"><draw:frame text:anchor-type="paragraph" draw:z-index="20" draw:name="Text Frame 86" draw:style-name="gr2" draw:text-style-name="P109" svg:width="0.348cm" svg:height="0.384cm" svg:x="9.999cm" svg:y="0cm"><draw:text-box><text:p><text:span text:style-name="T35">3</text:span></text:p></draw:text-box></draw:frame><text:span text:style-name="T35">Une déclaration d'entrée accompagnée de</text:span><text:span text:style-name="T36">s instructions accept</text:span><text:span text:style-name="T35"> correspondante.</text:span></text:p>
        </text:list-item>
        <text:list-item>
          <text:p text:style-name="P94"><draw:frame text:anchor-type="paragraph" draw:z-index="21" draw:name="Text Frame 87" draw:style-name="gr2" draw:text-style-name="P109" svg:width="0.348cm" svg:height="0.384cm" svg:x="9.999cm" svg:y="0cm"><draw:text-box><text:p><text:span text:style-name="T35">4</text:span></text:p></draw:text-box></draw:frame><text:span text:style-name="T35">Une déclaration de type d'enregistrement, </text:span><text:span text:style-name="T37">avec une déclaration</text:span><text:span text:style-name="T35"> privé</text:span><text:span text:style-name="T37">e</text:span><text:span text:style-name="T35"> ou incomplète </text:span><text:span text:style-name="T37">correspondante </text:span><text:span text:style-name="T35">le cas échéant, et a</text:span><text:span text:style-name="T37">vec une éventuelle</text:span><text:span text:style-name="T35"> clause de représentation.</text:span></text:p>
        </text:list-item>
        <text:list-item>
          <text:p text:style-name="P94"><draw:frame text:anchor-type="paragraph" draw:z-index="22" draw:name="Text Frame 88" draw:style-name="gr2" draw:text-style-name="P109" svg:width="0.348cm" svg:height="0.384cm" svg:x="9.999cm" svg:y="0cm"><draw:text-box><text:p><text:span text:style-name="T35">5</text:span></text:p></draw:text-box></draw:frame><text:span text:style-name="T35">Une déclaration de renommage qui inclut une partie formelle, ou un</text:span><text:span text:style-name="T38">e déclaration de paramètre</text:span><text:span text:style-name="T35"> générique qui inclut soit une partie formelle, soit un partie discriminante.</text:span></text:p>
        </text:list-item>
        <text:list-item>
          <text:p text:style-name="P94"><draw:frame text:anchor-type="paragraph" draw:z-index="23" draw:name="Text Frame 90" draw:style-name="gr2" draw:text-style-name="P109" svg:width="0.348cm" svg:height="0.384cm" svg:x="9.999cm" svg:y="0cm"><draw:text-box><text:p><text:span text:style-name="T35">6</text:span></text:p></draw:text-box></draw:frame><text:span text:style-name="T35">Une instruction de bloc ou une instruction de boucle.</text:span></text:p>
        </text:list-item>
      </text:list>
      <text:p text:style-name="P3"/>
      <text:p text:style-name="P3"><draw:frame text:anchor-type="paragraph" draw:z-index="3" draw:name="Text Frame 5" draw:style-name="gr2" draw:text-style-name="P109" svg:width="0.348cm" svg:height="0.384cm" svg:x="9.999cm" svg:y="0cm"><draw:text-box><text:p><text:span text:style-name="T35">7</text:span></text:p></draw:text-box></draw:frame>Dans chacun des cas ci-dessus, la région déclarative est dite <text:span text:style-name="T13">associée</text:span> avec la déclaration ou l'<text:span text:style-name="T64">instruction</text:span> correspondante. On dit qu'une déclaratio<text:span text:style-name="T64">n </text:span>se <text:span text:style-name="T13">produi</text:span><text:span text:style-name="T15">t</text:span><text:span text:style-name="T13"> immédiatement dans</text:span> une région déclarative si cette région est la région la plus intérieure qui renferme la déclaration, sans compter la région déclarative (le cas échéant) associée à la déclaration elle-même.</text:p>
      <text:p text:style-name="P3"/>
      <text:p text:style-name="P3"><draw:frame text:anchor-type="paragraph" draw:z-index="4" draw:name="Text Frame 6" draw:style-name="gr2" draw:text-style-name="P109" svg:width="0.348cm" svg:height="0.384cm" svg:x="9.999cm" svg:y="0cm"><draw:text-box><text:p><text:span text:style-name="T35">8</text:span></text:p></draw:text-box></draw:frame>Une déclaration qui se produit immédiatement dans une région déclarative est dite <text:span text:style-name="T13">local</text:span><text:span text:style-name="T16">e</text:span> <text:span text:style-name="T65">à</text:span> la région. Les déclarations dans les régions extérieures (englobantes) sont dit<text:span text:style-name="T65">es</text:span> <text:span text:style-name="T13">global</text:span><text:span text:style-name="T16">es</text:span> <text:span text:style-name="T65">relativement </text:span>à une région déclarative interne (<text:span text:style-name="T65">contenue</text:span>). Un<text:span text:style-name="T65">e entité </text:span><text:s/>local<text:span text:style-name="T65">e </text:span>est une entité déclarée par une déclaration locale ; une entité <text:span text:style-name="T65">globale</text:span> est une <text:span text:style-name="T65">entité </text:span>déclarée par une déclaration globale.</text:p>
      <text:p text:style-name="P3"/>
      <text:p text:style-name="P3"><draw:frame text:anchor-type="paragraph" draw:z-index="5" draw:name="Text Frame 7" draw:style-name="gr2" draw:text-style-name="P109" svg:width="0.348cm" svg:height="0.384cm" svg:x="9.999cm" svg:y="0cm"><draw:text-box><text:p><text:span text:style-name="T35">9</text:span></text:p></draw:text-box></draw:frame>Certaines des formes <text:span text:style-name="T66">précédentes </text:span>de région déclarative incluent plusieurs parties <text:span text:style-name="T66">disjointes </text:span>(par exemple, d'autres éléments déclaratifs peuvent se trouver entre la déclaration d'un <text:span text:style-name="T66">package</text:span> et son corps). Chaque région déclarative est néanmoins considérée comme une partie (logiquement) continue du texte du programme. Ainsi si une règle définit une <text:span text:style-name="T66">portion</text:span> de texte comme le texte qui s'étend d'un certain point <text:span text:style-name="T66">particulier</text:span> d'une région déclarative à la fin de cette région, alors ce<text:span text:style-name="T66">tte</text:span> portion est le sous-ensemble correspondant de la région déclarative (par exemple <text:span text:style-name="T66">elle</text:span> ne comprend pas <text:span text:style-name="T66">les </text:span>éléments déclaratifs intermédiaires entre les deux parties d’<text:span text:style-name="T66">un package</text:span>).</text:p>
      <text:p text:style-name="P74"><text:span text:style-name="T13">Notes:</text:span></text:p>
      <text:p text:style-name="P2"/>
      <text:p text:style-name="P29"><draw:frame text:anchor-type="paragraph" draw:z-index="6" draw:name="Text Frame 12" draw:style-name="gr1" draw:text-style-name="P109" svg:width="0.348cm" svg:height="0.384cm" svg:x="-0.499cm" svg:y="0cm"><draw:text-box><text:p><text:span text:style-name="T35">10</text:span></text:p></draw:text-box></draw:frame>Tel que défini à la section 3.1, le terme déclaration inclut les déclaration<text:span text:style-name="T67">s</text:span> de base, <text:span text:style-name="T67">les </text:span>déclarations implicites et <text:span text:style-name="T67">les </text:span>déclarations qui font partie de déclarations de base, par exemple, <text:span text:style-name="T67">les spécifications de </text:span>discriminant et <text:span text:style-name="T67">de </text:span>paramètr<text:span text:style-name="T67">e</text:span>. Il découle de la définition d'une région déclarative qu'une spécification <text:span text:style-name="T68">de </text:span>discriminant se produit immédiatement dans la région associé<text:span text:style-name="T68">e</text:span> à la déclaration de type <text:span text:style-name="T68">record</text:span> englobante. De même, un<text:span text:style-name="T69">e</text:span> spécification de paramètre se produit immédiatement dans la région associée avec le corps du sous-programme englobant ou l'instruction accept.</text:p>
      <text:p text:style-name="P3"/>
      <text:p text:style-name="P3"><draw:frame text:anchor-type="paragraph" draw:z-index="24" draw:name="Text Frame 4" draw:style-name="gr1" draw:text-style-name="P109" svg:width="0.348cm" svg:height="0.384cm" svg:x="-0.499cm" svg:y="0cm"><draw:text-box><text:p><text:span text:style-name="T35">11</text:span></text:p></draw:text-box></draw:frame><text:span text:style-name="T70">L</text:span>e package STANDARD forme une région déclarative qui englobe toutes les unités <text:span text:style-name="T70">de librairie</text:span> : la déclaration implicite de chaque unité de <text:span text:style-name="T70">librairie</text:span> est supposée se produire immédiatement dans ce package (voir sections 8.6 et 10.1.1).</text:p>
      <text:p text:style-name="P3"/>
      <text:p text:style-name="P30"><draw:frame text:anchor-type="paragraph" draw:z-index="25" draw:name="Text Frame 8" draw:style-name="gr1" draw:text-style-name="P109" svg:width="0.348cm" svg:height="0.384cm" svg:x="-0.499cm" svg:y="0cm"><draw:text-box><text:p><text:span text:style-name="T35">12</text:span></text:p></draw:text-box></draw:frame>Les régions déclaratives peuvent être imbriquées dans d’autres régions déclaratives. <text:span text:style-name="T70">Par</text:span> exemple, <text:span text:style-name="T70">les </text:span>sous-programmes, packages, unités de tâches, unités génériques et <text:span text:style-name="T70">instructions </text:span>blocs peuvent être imbriqués les un<text:span text:style-name="T70">s</text:span> dans les autres, et peuvent contenir <text:span text:style-name="T70">des déclarations de</text:span> type <text:span text:style-name="T70">record</text:span>, <text:span text:style-name="T70">des </text:span>instructions de boucle et <text:span text:style-name="T70">des </text:span>instructions <text:span text:style-name="T70">accept</text:span>.</text:p>
      <text:p text:style-name="P3"/>
      <text:p text:style-name="P31"><draw:frame text:anchor-type="paragraph" draw:z-index="7" draw:name="Text Frame 13" draw:style-name="gr1" draw:text-style-name="P109" svg:width="0.348cm" svg:height="0.384cm" svg:x="-0.499cm" svg:y="0cm"><draw:text-box><text:p><text:span text:style-name="T35">13</text:span></text:p></draw:text-box></draw:frame><text:span text:style-name="T13">Références:</text:span> instruction accept 9.5, déclaration de base 3.1, instruction bloc 5.6, <text:span text:style-name="T71">stub</text:span> de corps 10.2, déclaration 3.1, partie discriminante 3.7.1, spécification <text:span text:style-name="T71">de </text:span>discriminant 3.7.1, déclaration d'entrée 9.5, partie formelle 6.1, corps générique 12.2, déclaration générique 12.1, déclaration de paramètre générique 12.1, déclaration implicite 3.1, déclaration de type incompl<text:span text:style-name="T72">e</text:span>t 3.8.1, unité de <text:span text:style-name="T70">librairie</text:span> 10.1, instruction de boucle 5.5, package 7, corps d<text:span text:style-name="T72">e</text:span> package 7.1, déclaration de package 7.1, spécification de paramètre 6.1, déclaration de type privé 7.4, clause de représentation <text:span text:style-name="T72">de record</text:span> 13.4, type <text:span text:style-name="T72">record</text:span> 3.7, déclaration de <text:span text:style-name="T72">renommage</text:span> 8.5, package standard 8.6, corps d<text:span text:style-name="T72">e</text:span> sous-programme 6.3, déclaration d<text:span text:style-name="T72">e</text:span> sous-programme 6.1, sous-unité 10.2, corps de tâche 9.1, déclaration de tâche 9.1, unité tâche 9</text:p>
      <text:p text:style-name="P3"/>
      <text:p text:style-name="P3"/>
      <text:list xml:id="list130451908250086" text:continue-list="list130451634497566" text:style-name="Numbering_20_123">
        <text:list-item>
          <text:list>
            <text:list-item>
              <text:h text:style-name="P17" text:outline-level="2">Portée des déclarations</text:h>
            </text:list-item>
          </text:list>
        </text:list-item>
      </text:list>
      <text:p text:style-name="P34"/>
      <text:p text:style-name="P34"/>
      <text:p text:style-name="P34"><draw:frame text:anchor-type="paragraph" draw:z-index="8" draw:name="Text Frame 36" draw:style-name="gr1" draw:text-style-name="P109" svg:width="0.348cm" svg:height="0.384cm" svg:x="-0.499cm" svg:y="0cm"><draw:text-box><text:p><text:span text:style-name="T35">1</text:span></text:p></draw:text-box></draw:frame>Pour chaque forme de déclaration, les règles <text:span text:style-name="T73">du langage</text:span> définissent une certaine <text:span text:style-name="T73">portion</text:span> du texte du programme appelé <text:span text:style-name="T13">portée</text:span> de la déclaration. La portée d'un<text:span text:style-name="T74">e </text:span>déclaration est également appelée le p<text:span text:style-name="T75">ortée</text:span> de toute entité déclarée par l<text:span text:style-name="T75">a</text:span> déclaration. De plus, si la déclaration associe une notation à une entité déclarée, cette partie du texte est également appelée <text:span text:style-name="T75">portée</text:span> de cette notation (soit un identifiant, un littéral caractère, un symbole opérateur, ou la notation pour une opération de base). Dans l<text:span text:style-name="T75">a portée</text:span> d'un<text:span text:style-name="T75">e</text:span> entité, et seulement là, il y a des endroits où il est <text:span text:style-name="T75">licite</text:span> d'utiliser l<text:span text:style-name="T75">a</text:span> notation associée afin de faire référence à l'entité déclarée. Ces places sont défini<text:span text:style-name="T75">e</text:span>s par les règles de visibilité et de surcharge.</text:p>
      <text:p text:style-name="P3"/>
      <text:p text:style-name="P3"><draw:frame text:anchor-type="paragraph" draw:z-index="30" draw:name="Text Frame 17" draw:style-name="gr1" draw:text-style-name="P109" svg:width="0.348cm" svg:height="0.384cm" svg:x="-0.499cm" svg:y="0cm"><draw:text-box><text:p><text:span text:style-name="T35">2</text:span></text:p></draw:text-box></draw:frame>La portée d'une déclaration qui apparaît immédiatement dans un<text:span text:style-name="T76">e région</text:span> déclarati<text:span text:style-name="T76">ve</text:span> s'étend du début de la déclaration à la fin de la région déclarative ; cette partie de la portée d'une déclaration est appelée la <text:span text:style-name="T13">portée immédiate</text:span>. Par ailleurs, pour chacune des déclarations listées ci-dessous, la portée de la déclaration s’étend au-delà de la portée immédiate : <text:s/></text:p>
      <text:p text:style-name="P32"/>
      <text:list text:style-name="L1">
        <text:list-item>
          <text:p text:style-name="P98"><draw:frame text:anchor-type="paragraph" draw:z-index="26" draw:name="Text Frame 10" draw:style-name="gr1" draw:text-style-name="P109" svg:width="0.348cm" svg:height="0.384cm" svg:x="-0.499cm" svg:y="0cm"><draw:text-box><text:p><text:span text:style-name="T35">3</text:span></text:p></draw:text-box></draw:frame><text:span text:style-name="T35">Une déclaration qui apparaît immédiatement dans la partie visible d'un</text:span><text:span text:style-name="T39">e</text:span><text:span text:style-name="T35"> déclaration de pa</text:span><text:span text:style-name="T39">ckage</text:span><text:span text:style-name="T35">.</text:span></text:p>
        </text:list-item>
      </text:list>
      <text:p text:style-name="P32"/>
      <text:list text:continue-numbering="true" text:style-name="L1">
        <text:list-item>
          <text:p text:style-name="P98"><draw:frame text:anchor-type="paragraph" draw:z-index="27" draw:name="Text Frame 11" draw:style-name="gr1" draw:text-style-name="P109" svg:width="0.348cm" svg:height="0.384cm" svg:x="-0.499cm" svg:y="0cm"><draw:text-box><text:p><text:span text:style-name="T35">4</text:span></text:p></draw:text-box></draw:frame><text:span text:style-name="T35">Une déclaration d'entrée.</text:span></text:p>
        </text:list-item>
      </text:list>
      <text:p text:style-name="P32"/>
      <text:list text:continue-numbering="true" text:style-name="L1">
        <text:list-item>
          <text:p text:style-name="P98"><draw:frame text:anchor-type="paragraph" draw:z-index="28" draw:name="Text Frame 14" draw:style-name="gr1" draw:text-style-name="P109" svg:width="0.348cm" svg:height="0.384cm" svg:x="-0.499cm" svg:y="0cm"><draw:text-box><text:p><text:span text:style-name="T35">5</text:span></text:p></draw:text-box></draw:frame><text:span text:style-name="T35">Une déclaration de composant</text:span><text:span text:style-name="T40">e.</text:span></text:p>
        </text:list-item>
      </text:list>
      <text:p text:style-name="P32"/>
      <text:list text:continue-numbering="true" text:style-name="L1">
        <text:list-item>
          <text:p text:style-name="P98"><draw:frame text:anchor-type="paragraph" draw:z-index="29" draw:name="Text Frame 15" draw:style-name="gr1" draw:text-style-name="P109" svg:width="0.348cm" svg:height="0.384cm" svg:x="-0.499cm" svg:y="0cm"><draw:text-box><text:p><text:span text:style-name="T35">6</text:span></text:p></draw:text-box></draw:frame><text:span text:style-name="T35">Une spécification </text:span><text:span text:style-name="T40">de </text:span><text:span text:style-name="T35">discriminant.</text:span></text:p>
          <text:p text:style-name="P101"><text:span text:style-name="T35"/></text:p>
        </text:list-item>
        <text:list-item>
          <text:p text:style-name="P101"><draw:frame text:anchor-type="paragraph" draw:z-index="31" draw:name="Text Frame 9" draw:style-name="gr1" draw:text-style-name="P109" svg:width="0.348cm" svg:height="0.384cm" svg:x="-0.499cm" svg:y="0cm"><draw:text-box><text:p><text:span text:style-name="T35">7</text:span></text:p></draw:text-box></draw:frame><text:span text:style-name="T35">Une spécification de paramètre.</text:span></text:p>
        </text:list-item>
      </text:list>
      <text:p text:style-name="P32"/>
      <text:list xml:id="list130451462909952" text:continue-numbering="true" text:style-name="L1">
        <text:list-item>
          <text:p text:style-name="P98"><draw:frame text:anchor-type="paragraph" draw:z-index="44" draw:name="Text Frame 29" draw:style-name="gr1" draw:text-style-name="P109" svg:width="0.348cm" svg:height="0.384cm" svg:x="-0.499cm" svg:y="0cm"><draw:text-box><text:p><text:span text:style-name="T35">8</text:span></text:p></draw:text-box></draw:frame><text:span text:style-name="T35">Une déclaration de paramètre générique. </text:span></text:p>
        </text:list-item>
      </text:list>
      <text:p text:style-name="P32"/>
      <text:p text:style-name="P32"/>
      <text:p text:style-name="P33"><draw:frame text:anchor-type="paragraph" draw:z-index="32" draw:name="Text Frame 18" draw:style-name="gr2" draw:text-style-name="P109" svg:width="0.348cm" svg:height="0.384cm" svg:x="9.999cm" svg:y="0cm"><draw:text-box><text:p><text:span text:style-name="T35">9</text:span></text:p></draw:text-box></draw:frame>Dans chacun de ces cas, la déclaration donnée <text:span text:style-name="T77">se produit</text:span> immédiatement dans une déclaration englobante, et la portée de la déclaration donnée s'étend jusqu'à la fin d<text:span text:style-name="T77">e la portée</text:span> de la <text:span text:style-name="T77">déclaration englobante</text:span>.</text:p>
      <text:p text:style-name="P32"/>
      <text:p text:style-name="P32"><draw:frame text:anchor-type="paragraph" draw:z-index="33" draw:name="Text Frame 19" draw:style-name="gr2" draw:text-style-name="P109" svg:width="0.348cm" svg:height="0.384cm" svg:x="9.999cm" svg:y="0cm"><draw:text-box><text:p><text:span text:style-name="T35">10</text:span></text:p></draw:text-box></draw:frame>En l'absence d’<text:span text:style-name="T78">une</text:span> déclaration de sous-programme, la spécification du sous-programme donné<text:span text:style-name="T78">e</text:span> dans le corps du sous-programme ou dans le stub du corps fait office de déclaration et la règle (e) s’applique également dans un tel cas.</text:p>
      <text:p text:style-name="P32"><text:span text:style-name="T14"/></text:p>
      <text:p text:style-name="P32"><text:span text:style-name="T14">Note</text:span><text:span text:style-name="T13">: </text:span><text:s text:c="2"/></text:p>
      <text:p text:style-name="P32"/>
      <text:p text:style-name="P35">Les règles de <text:span text:style-name="T79">portée</text:span> ci-dessus s'appliquent à toutes les formes de déclaration définies par la section</text:p>
      <text:p text:style-name="P35">3.1 ; en particulier, elles s'appliquent également aux déclarations implicites. <text:span text:style-name="T80">La r</text:span>ègle (a) s'applique à une déclaration de package et donc pas à la spécification du package d'une déclaration générique. Pour les déclarations imbriquées, les règles (a) à (f) <text:span text:style-name="T80">s’appliquent</text:span> à chaque niveau. Par exemple, si une unité de tâche est déclarée dans l<text:span text:style-name="T80">a</text:span> partie visible d'un package, la portée d'une entrée de l'unité de tâche s'étend jusqu'à la fin d<text:span text:style-name="T80">e la portée</text:span> de l'unité de tâche, c'est-à-dire jusqu'à la fin d<text:span text:style-name="T80">e portée</text:span> du <text:span text:style-name="T80">package</text:span> <text:span text:style-name="T80">englobant</text:span>. La portée d'une clause <text:span text:style-name="T80">use</text:span> est définie dans la section 8.4.</text:p>
      <text:p text:style-name="P35"/>
      <text:p text:style-name="P35"><text:span text:style-name="T13">Références :</text:span> opération de base 3.3.3, stub de corps 10.2, caractère littéral 2.5, déclaration de composant<text:span text:style-name="T81">e</text:span> 3.7, déclaration 3.1, région déclarative 8.1, spécification <text:span text:style-name="T81">de </text:span>discriminant 3.7.1, déclaration d'entrée 9.5, <text:span text:style-name="T81">s’</text:span>étend 8.1, déclaration générique 12.1, déclaration de paramètre générique 12.1, identifiant 2.3, déclaration implicite 3.1, apparaît immédiatement dans 8.1, symbole opérateur 6.1, surcharge 6.6 8.7, déclaration d<text:span text:style-name="T81">e</text:span> package 7.1, spécification <text:span text:style-name="T81">de </text:span>package 7.1, spécification de paramètre 6.1, type <text:span text:style-name="T81">record</text:span> 3.7, <text:span text:style-name="T81">déclaration de renommage</text:span> 8.5, corps d<text:span text:style-name="T81">e</text:span> sous-programme 6.3, déclaration d<text:span text:style-name="T81">e</text:span> sous-programme 6.1, déclaration <text:span text:style-name="T81">de </text:span>tâche 9.1, unité de tâche 9, déclaration de type 3.3.1, clause <text:span text:style-name="T81">use</text:span> 8.4, visibilité 8.3, partie visible 7.2 <text:s text:c="2"/></text:p>
      <text:p text:style-name="P35"/>
      <text:p text:style-name="P4"/>
      <text:list xml:id="list130452841340758" text:continue-list="list130451908250086" text:style-name="Numbering_20_123">
        <text:list-item>
          <text:list>
            <text:list-item>
              <text:h text:style-name="P19" text:outline-level="2">Visibilité </text:h>
            </text:list-item>
          </text:list>
        </text:list-item>
      </text:list>
      <text:p text:style-name="P4"/>
      <text:p text:style-name="P4"/>
      <text:p text:style-name="P36"><draw:frame text:anchor-type="paragraph" draw:z-index="9" draw:name="Text Frame 55" draw:style-name="gr2" draw:text-style-name="P109" svg:width="0.348cm" svg:height="0.384cm" svg:x="9.999cm" svg:y="0cm"><draw:text-box><text:p><text:span text:style-name="T35">1</text:span></text:p></draw:text-box></draw:frame>La signification de l'occurrence d'un identifiant à un endroit donné du texte est défini<text:span text:style-name="T82">e </text:span>par les règles de visibilité et également, en cas de déclarations surcharg<text:span text:style-name="T82">é</text:span>e<text:span text:style-name="T82">s</text:span>, par les règles de surcharge. Les identifiants <text:span text:style-name="T82">considérés</text:span> dans ce chapitre <text:span text:style-name="T82">incluent</text:span> tout identifiant autre qu'un mot réservé, un désigna<text:span text:style-name="T82">nt d’</text:span>attribut, un identifiant <text:span text:style-name="T82">de </text:span>pragma, l'identifiant d'un argument <text:span text:style-name="T82">de </text:span>pragma, ou un identifiant donné en argument <text:span text:style-name="T82">d’un </text:span>pragma. Les lieux considérés dans ce chapitre sont ceux où apparaît un élément lexical (tel qu’un identifiant). Les déclarations surchargées considérées dans ce chapitre sont celles <text:span text:style-name="T82">de</text:span> sous-programmes, <text:span text:style-name="T82">de </text:span>littéraux d’énumération et <text:span text:style-name="T82">d’</text:span>entrées uniques.</text:p>
      <text:p text:style-name="P4"/>
      <text:p text:style-name="P37"><draw:frame text:anchor-type="paragraph" draw:z-index="10" draw:name="Text Frame 56" draw:style-name="gr2" draw:text-style-name="P109" svg:width="0.348cm" svg:height="0.384cm" svg:x="9.999cm" svg:y="0cm"><draw:text-box><text:p><text:span text:style-name="T35">2</text:span></text:p></draw:text-box></draw:frame>Pour chaque identifiant et à chaque endroit du texte, les règles de visibilité déterminer un ensemble de déclarations (<text:span text:style-name="T83">ayant</text:span> cet identifiant) qui définissent les significations possibles d’une occurrence de l’identifiant. On dit qu'une déclaration est <text:span text:style-name="T13">visible</text:span> à un endroit donné du texte lorsque, selon l<text:span text:style-name="T83">es</text:span> règles <text:s/><text:span text:style-name="T83">de </text:span>visibilité, la déclaration définit une signification possible de cette occurrence. Deux cas se présentent. </text:p>
      <text:p text:style-name="P4"/>
      <text:list text:continue-list="list130451499328202" text:style-name="List_20_1">
        <text:list-item>
          <text:p text:style-name="P95"><draw:frame text:anchor-type="paragraph" draw:z-index="34" draw:name="Text Frame 20" draw:style-name="gr2" draw:text-style-name="P109" svg:width="0.348cm" svg:height="0.384cm" svg:x="9.999cm" svg:y="0cm"><draw:text-box><text:p><text:span text:style-name="T35">3</text:span></text:p></draw:text-box></draw:frame><text:span text:style-name="T35">Les règles de visibilité déterminent </text:span><text:span text:style-name="T52">au plus un</text:span><text:span text:style-name="T53">e</text:span><text:span text:style-name="T35"> </text:span><text:span text:style-name="T41">signification</text:span><text:span text:style-name="T35"> possible. Dans un tel </text:span><text:span text:style-name="T41">cas</text:span><text:span text:style-name="T35"> les règles de visibilité sont suffisantes pour déterminer </text:span><text:span text:style-name="T41">la </text:span><text:span text:style-name="T35">déclaration définissant la signification de l'occurrence de l'identifiant, ou en l'absence d'une telle déclaration, </text:span><text:span text:style-name="T41">pour</text:span><text:span text:style-name="T35"> déterminer que le <text:s/>l’</text:span><text:span text:style-name="T41">occurence</text:span><text:span text:style-name="T35"> est </text:span><text:span text:style-name="T41">illicite</text:span><text:span text:style-name="T35"> au </text:span><text:span text:style-name="T41">point</text:span><text:span text:style-name="T35"> donné.</text:span></text:p>
        </text:list-item>
      </text:list>
      <text:p text:style-name="P39"/>
      <text:list xml:id="list130452189829804" text:continue-numbering="true" text:style-name="List_20_1">
        <text:list-item>
          <text:p text:style-name="P95"><draw:frame text:anchor-type="paragraph" draw:z-index="35" draw:name="Text Frame 21" draw:style-name="gr2" draw:text-style-name="P109" svg:width="0.348cm" svg:height="0.384cm" svg:x="9.999cm" svg:y="0cm"><draw:text-box><text:p><text:span text:style-name="T35">4</text:span></text:p></draw:text-box></draw:frame><text:span text:style-name="T35">Les règles de visibilité déterminent </text:span><text:span text:style-name="T52">plus d'une</text:span><text:span text:style-name="T35"> signification possible. Dans un tel cas, l'</text:span><text:span text:style-name="T41">occurrence</text:span><text:span text:style-name="T35"> de l'identifiant est l</text:span><text:span text:style-name="T41">icite</text:span><text:span text:style-name="T35"> </text:span><text:span text:style-name="T41">en ce point</text:span><text:span text:style-name="T35"> si et seulement si </text:span><text:span text:style-name="T52">exactement une</text:span><text:span text:style-name="T35"> déclaration visible est acceptable pour le</text:span><text:span text:style-name="T41">s</text:span><text:span text:style-name="T35"> règles de surcharge dans le contexte donné (voir section 6.6 pour les règles de surcharge et la section 8.7 pour le contexte utilisé </text:span><text:span text:style-name="T41">dans</text:span><text:span text:style-name="T35"> la résolution </text:span><text:span text:style-name="T41">de </text:span><text:span text:style-name="T35">surcharge).</text:span></text:p>
        </text:list-item>
      </text:list>
      <text:p text:style-name="P107"/>
      <text:p text:style-name="P108"><draw:frame text:anchor-type="paragraph" draw:z-index="36" draw:name="Text Frame 16" draw:style-name="gr1" draw:text-style-name="P109" svg:width="0.348cm" svg:height="0.384cm" svg:x="-0.499cm" svg:y="0cm"><draw:text-box><text:p><text:span text:style-name="T35">5</text:span></text:p></draw:text-box></draw:frame><text:span text:style-name="T35">Une déclaration n'est visible que dans une certaine partie de s</text:span><text:span text:style-name="T42">a portée</text:span><text:span text:style-name="T35"> ; ce</text:span><text:span text:style-name="T42">tte</text:span><text:span text:style-name="T35"> partie commence à la fin de la déclaration sauf </text:span><text:span text:style-name="T42">pour</text:span><text:span text:style-name="T35"> un</text:span><text:span text:style-name="T42">e</text:span><text:span text:style-name="T35"> spécification </text:span><text:span text:style-name="T42">de </text:span><text:span text:style-name="T35">package, auquel cas elle commence au mot réservé « </text:span><text:span text:style-name="T42">is »</text:span><text:span text:style-name="T35"> </text:span><text:span text:style-name="T42">présent</text:span><text:span text:style-name="T35"> après l'identifiant de la spécification du package. (Cette règle s'applique, en particulier, pour les déclarations implicites.)</text:span></text:p>
      <text:p text:style-name="P4"/>
      <text:p text:style-name="P4"><draw:frame text:anchor-type="paragraph" draw:z-index="37" draw:name="Text Frame 22" draw:style-name="gr1" draw:text-style-name="P109" svg:width="0.348cm" svg:height="0.384cm" svg:x="-0.499cm" svg:y="0cm"><draw:text-box><text:p><text:span text:style-name="T35">6</text:span></text:p></draw:text-box></draw:frame>La visibilité est soit <text:span text:style-name="T85">obtenue </text:span>par sélection, soit directe. Une déclaration est visible <text:span text:style-name="T13">par sélection</text:span> aux endroits définis comme suit.</text:p>
      <text:p text:style-name="P4"/>
      <text:list text:continue-list="list130451462909952" text:style-name="L1">
        <text:list-item text:start-value="1">
          <text:p text:style-name="P103"><draw:frame text:anchor-type="paragraph" draw:z-index="38" draw:name="Text Frame 23" draw:style-name="gr1" draw:text-style-name="P109" svg:width="0.348cm" svg:height="0.384cm" svg:x="-0.499cm" svg:y="0cm"><draw:text-box><text:p><text:span text:style-name="T35">7</text:span></text:p></draw:text-box></draw:frame><text:span text:style-name="T35">Pour une déclaration figurant dans la partie visible d'une déclaration de </text:span><text:span text:style-name="T43">package</text:span><text:span text:style-name="T35"> : à la place du sélecteur après le point d'un nom développé dont <text:s/>le préfixe désigne le package.</text:span></text:p>
        </text:list-item>
      </text:list>
      <text:p text:style-name="P40"/>
      <text:list text:continue-numbering="true" text:style-name="L1">
        <text:list-item>
          <text:p text:style-name="P103"><draw:frame text:anchor-type="paragraph" draw:z-index="39" draw:name="Text Frame 24" draw:style-name="gr1" draw:text-style-name="P109" svg:width="0.348cm" svg:height="0.384cm" svg:x="-0.499cm" svg:y="0cm"><draw:text-box><text:p><text:span text:style-name="T35">8</text:span></text:p></draw:text-box></draw:frame><text:span text:style-name="T35">Pour une déclaration d'entrée d'un type tâche donné : au lieu du sélecteur après le point d'un</text:span><text:span text:style-name="T44">e</text:span><text:span text:style-name="T35"> composant</text:span><text:span text:style-name="T44">e </text:span><text:span text:style-name="T35">sélectionné</text:span><text:span text:style-name="T44">e</text:span><text:span text:style-name="T35"> dont le préfixe est approprié au type de tâche.</text:span></text:p>
        </text:list-item>
      </text:list>
      <text:p text:style-name="P40"/>
      <text:list text:continue-numbering="true" text:style-name="L1">
        <text:list-item>
          <text:p text:style-name="P105"><draw:frame text:anchor-type="paragraph" draw:z-index="40" draw:name="Text Frame 25" draw:style-name="gr1" draw:text-style-name="P109" svg:width="0.348cm" svg:height="0.384cm" svg:x="-0.499cm" svg:y="0cm"><draw:text-box><text:p><text:span text:style-name="T35">9</text:span></text:p></draw:text-box></draw:frame><text:span text:style-name="T35">Pour une déclaration de composant</text:span><text:span text:style-name="T45">e</text:span><text:span text:style-name="T35"> d'une déclaration de type </text:span><text:span text:style-name="T45">record</text:span><text:span text:style-name="T35"> donné</text:span><text:span text:style-name="T45">e</text:span><text:span text:style-name="T35"> : à l’</text:span><text:span text:style-name="T45">endroit</text:span><text:span text:style-name="T35"> du sélecteur après le point d'un</text:span><text:span text:style-name="T45">e</text:span><text:span text:style-name="T35"> composant</text:span><text:span text:style-name="T45">e</text:span><text:span text:style-name="T35"> sélectionné</text:span><text:span text:style-name="T45">e</text:span><text:span text:style-name="T35"> dont le préfixe est approprié pour le type ; également à l'endroit du nom simple </text:span><text:span text:style-name="T45">d’u</text:span><text:span text:style-name="T35">n</text:span><text:span text:style-name="T45">e</text:span><text:span text:style-name="T35"> composant</text:span><text:span text:style-name="T45">e</text:span><text:span text:style-name="T35"> (avant le délimiteur composé =&gt;) dans un</text:span><text:span text:style-name="T45">e </text:span><text:span text:style-name="T35">association </text:span><text:span text:style-name="T45">de composante nommée</text:span><text:span text:style-name="T35"> </text:span><text:span text:style-name="T45">pour </text:span><text:span text:style-name="T35">un agrégat du type.</text:span></text:p>
        </text:list-item>
      </text:list>
      <text:p text:style-name="P40"/>
      <text:list text:continue-numbering="true" text:style-name="L1">
        <text:list-item>
          <text:p text:style-name="P103"><draw:frame text:anchor-type="paragraph" draw:z-index="41" draw:name="Text Frame 26" draw:style-name="gr1" draw:text-style-name="P109" svg:width="0.348cm" svg:height="0.384cm" svg:x="-0.499cm" svg:y="0cm"><draw:text-box><text:p><text:span text:style-name="T35">10</text:span></text:p></draw:text-box></draw:frame><text:span text:style-name="T35">Pour une spécification </text:span><text:span text:style-name="T46">de </text:span><text:span text:style-name="T35">discriminant d'une déclaration de type donnée : </text:span><text:span text:style-name="T46">aux </text:span><text:span text:style-name="T35">mêmes endroits que pour une déclaration de composant</text:span><text:span text:style-name="T46">e</text:span><text:span text:style-name="T35"> ; également à l'endroit d'un nom simple </text:span><text:span text:style-name="T46">de </text:span><text:span text:style-name="T35">discriminant (avant le délimiteur composé =&gt;) dans un</text:span><text:span text:style-name="T46">e </text:span><text:span text:style-name="T35">association </text:span><text:span text:style-name="T46">de </text:span><text:span text:style-name="T35">discriminant </text:span><text:span text:style-name="T46">nommée</text:span><text:span text:style-name="T35"> </text:span><text:span text:style-name="T46">pour </text:span><text:span text:style-name="T35">une contrainte discriminante </text:span><text:span text:style-name="T46">du</text:span><text:span text:style-name="T35"> type.</text:span></text:p>
          <text:p text:style-name="P104"><text:span text:style-name="T35"/></text:p>
        </text:list-item>
        <text:list-item>
          <text:p text:style-name="P104"><draw:frame text:anchor-type="paragraph" draw:z-index="42" draw:name="Text Frame 27" draw:style-name="gr1" draw:text-style-name="P109" svg:width="0.348cm" svg:height="0.384cm" svg:x="-0.499cm" svg:y="0cm"><draw:text-box><text:p><text:span text:style-name="T35">11</text:span></text:p></draw:text-box></draw:frame><text:span text:style-name="T35">Pour une spécification de paramètre d'une spécification de sous-programme donnée ou </text:span><text:span text:style-name="T47">de </text:span><text:span text:style-name="T35">déclaration d'entrée : à l’</text:span><text:span text:style-name="T47">emplacement</text:span><text:span text:style-name="T35"> du paramètre formel (avant le délimiteur composé =&gt;) dans une association de paramètres nommés d'un </text:span><text:span text:style-name="T47">appel de </text:span><text:span text:style-name="T35">sous-programme ou d'entrée correspondant.</text:span></text:p>
        </text:list-item>
      </text:list>
      <text:p text:style-name="P40"/>
      <text:list text:continue-numbering="true" text:style-name="L1">
        <text:list-item>
          <text:p text:style-name="P106"><draw:frame text:anchor-type="paragraph" draw:z-index="43" draw:name="Text Frame 28" draw:style-name="gr1" draw:text-style-name="P109" svg:width="0.348cm" svg:height="0.384cm" svg:x="-0.499cm" svg:y="0cm"><draw:text-box><text:p><text:span text:style-name="T35">12</text:span></text:p></draw:text-box></draw:frame><text:span text:style-name="T35">Pour une déclaration de paramètre générique d'une unité générique donnée : à l’</text:span><text:span text:style-name="T48">emplacement</text:span><text:span text:style-name="T35"> du paramètre formel générique (avant le délimiteur composé =&gt;) dans une association générique nommée d'un</text:span><text:span text:style-name="T48">e</text:span><text:span text:style-name="T35"> instan</text:span><text:span text:style-name="T49">t</text:span><text:span text:style-name="T35">iation générique correspondant</text:span><text:span text:style-name="T48">e</text:span><text:span text:style-name="T35">.</text:span></text:p>
        </text:list-item>
      </text:list>
      <text:p text:style-name="P40"/>
      <text:p text:style-name="P75"><draw:frame text:anchor-type="paragraph" draw:z-index="45" draw:name="Text Frame 30" draw:style-name="gr1" draw:text-style-name="P109" svg:width="0.348cm" svg:height="0.384cm" svg:x="-0.499cm" svg:y="0cm"><draw:text-box><text:p><text:span text:style-name="T35">13</text:span></text:p></draw:text-box></draw:frame>Enfin, au sein de la région déclarative associée à une construction autre qu'une déclaration de type record, toute déclaration qui se produit immédiatement au sein de la région est visible par sélection à la place du sélecteur après le point d'un nom développé dont le préfixe désigne la construction.</text:p>
      <text:p text:style-name="P5"/>
      <text:p text:style-name="P5"><draw:frame text:anchor-type="paragraph" draw:z-index="46" draw:name="Text Frame 31" draw:style-name="gr1" draw:text-style-name="P109" svg:width="0.348cm" svg:height="0.384cm" svg:x="-0.499cm" svg:y="0cm"><draw:text-box><text:p><text:span text:style-name="T35">14</text:span></text:p></draw:text-box></draw:frame>Lorsqu'elle n'est pas visible par sélection, une déclaration visible est dite <text:span text:style-name="T13">directement visible</text:span>. Une déclaration est directement visible dans une certaine partie de sa portée immédiate ; cette partie s'étend jusqu'à la fin de l<text:span text:style-name="T86">a portée </text:span>immédiat<text:span text:style-name="T86">e</text:span> de la déclaration, mais exclut les endroits où la déclaration est caché<text:span text:style-name="T86">e</text:span> comme expliqué ci-dessous. De plus, une déclaration survenant immédiatement dans la partie visible d'un <text:span text:style-name="T86">package</text:span> peut être <text:span text:style-name="T86">rendue</text:span> directement visible au moyen d’une clause <text:span text:style-name="T86">use</text:span> selon les règles décrites dans <text:span text:style-name="T86">la section</text:span> 8.4. (Voir également la section 8.6 pour la visibilité des unités de <text:span text:style-name="T86">librairie</text:span>.)</text:p>
      <text:p text:style-name="P5"/>
      <text:p text:style-name="P41"><draw:frame text:anchor-type="paragraph" draw:z-index="47" draw:name="Text Frame 32" draw:style-name="gr1" draw:text-style-name="P109" svg:width="0.348cm" svg:height="0.384cm" svg:x="-0.499cm" svg:y="0cm"><draw:text-box><text:p><text:span text:style-name="T35">15</text:span></text:p></draw:text-box></draw:frame><text:span text:style-name="T87">U</text:span>ne déclaration est <text:span text:style-name="T87">dite </text:span><text:span text:style-name="T13">cachée</text:span> dans (une partie de) <text:span text:style-name="T87">d’</text:span>un<text:span text:style-name="T87">e</text:span> <text:span text:style-name="T87">région </text:span>déclarati<text:span text:style-name="T87">ve</text:span> interne si la région <text:span text:style-name="T87">interne</text:span> contient un homographe de cette déclaration ; la déclaration externe est alors cachée dans la portée immédiate de <text:span text:style-name="T87">l’</text:span>homographe interne. Chacune de deux déclarations est dite homographe de l'autre si les deux déclarations ont le même identifiant et que la surcharge est autorisée pour au plus un<text:span text:style-name="T88">e</text:span> des deux. Si la surcharge est autorisée pour les deux déclarations, alors chacun<text:span text:style-name="T88">e</text:span> des deux est homographe de l'autre s<text:span text:style-name="T88">i elles</text:span> ont le même identifiant, symbole d'opérateur ou littéral caractère, ainsi que le même profil de paramètre et de type de résultat (voir 6.6).</text:p>
      <text:p text:style-name="P41"/>
      <text:p text:style-name="P42"><draw:frame text:anchor-type="paragraph" draw:z-index="48" draw:name="Text Frame 33" draw:style-name="gr1" draw:text-style-name="P109" svg:width="0.348cm" svg:height="0.384cm" svg:x="-0.499cm" svg:y="0cm"><draw:text-box><text:p><text:span text:style-name="T35">16</text:span></text:p></draw:text-box></draw:frame>Dans la spécification d'un sous-programme, chaque déclaration <text:span text:style-name="T91">ayant</text:span> même désigna<text:span text:style-name="T89">nt</text:span> <text:span text:style-name="T89">que</text:span> le sous-programme est masqué<text:span text:style-name="T91">e</text:span> ; il en va de même dans un<text:span text:style-name="T89">e</text:span> instan<text:span text:style-name="T90">t</text:span>iation générique qui déclare un sous-programme, et dans une déclaration d'entrée ou <text:span text:style-name="T89">dans </text:span>la partie formelle d'une <text:span text:style-name="T89">instruction</text:span> <text:span text:style-name="T89">accept</text:span> ; <text:span text:style-name="T89">lorsqu’elle est</text:span> caché<text:span text:style-name="T89">e</text:span> de cette manière, un<text:span text:style-name="T89">e</text:span> déclaration n’est visible ni par sélection ni directement. </text:p>
      <text:p text:style-name="P43"><draw:frame text:anchor-type="paragraph" draw:z-index="49" draw:name="Text Frame 34" draw:style-name="gr2" draw:text-style-name="P109" svg:width="0.348cm" svg:height="0.384cm" svg:x="9.999cm" svg:y="0cm"><draw:text-box><text:p><text:span text:style-name="T35">17</text:span></text:p></draw:text-box></draw:frame>Deux déclarations qui se produisent immédiatement dans la même région déclarative ne doivent pas être des homographes, à moins que l'une ou les deux exigences suivantes so<text:span text:style-name="T91">ie</text:span>nt remplies : (a) exactement l’une d’elles est la déclaration implicite d’un<text:span text:style-name="T91">e</text:span> opération prédéfinie ; (b) exactement l'un d'eux est la déclaration implicite d'un sous-programme dérivé. Dans de tels cas, une opération prédéfinie est toujours caché<text:span text:style-name="T91">e</text:span> par l'autre homographe; un sous-programme dérivé cache un<text:span text:style-name="T91">e</text:span> opération prédéfini<text:span text:style-name="T91">e</text:span>, mais est masqué par tout autre homographe. <text:span text:style-name="T91">Lorsqu’elle</text:span> est caché<text:span text:style-name="T91">e</text:span> <text:span text:style-name="T91">de cette</text:span> manière, une déclaration implicite est cachée dans toute la portée d<text:span text:style-name="T91">e</text:span> <text:span text:style-name="T91">l’</text:span>autre déclaration (quelle que soit la déclaration qui apparaît en premier) ; la déclaration implicite n'est visible ni par sélection ni directement.</text:p>
      <text:p text:style-name="P5"/>
      <text:p text:style-name="P44"><draw:frame text:anchor-type="paragraph" draw:z-index="50" draw:name="Text Frame 35" draw:style-name="gr2" draw:text-style-name="P109" svg:width="0.348cm" svg:height="0.384cm" svg:x="9.999cm" svg:y="0cm"><draw:text-box><text:p><text:span text:style-name="T35">18</text:span></text:p></draw:text-box></draw:frame>Chaque fois qu'une déclaration avec un certain identifiant est visible à partir d'un point, l'identifiant et l'entité déclarée (le cas échéant) sont également dits visible<text:span text:style-name="T92">s</text:span> de ce point. La visibilité directe et la visibilité par sélection sont également défini pour les littéraux caractères et les symboles opérateur<text:span text:style-name="T93">s</text:span>. Un opérateur est directement visible si et seulement si la déclaration correspondante de l'opérateur est directement visible. Enfin, la notation associée à une opération <text:span text:style-name="T93">de </text:span>base est directement visible dans toute la portée de cette opération.</text:p>
      <text:p text:style-name="P5"/>
      <text:p text:style-name="P46"><draw:frame text:anchor-type="paragraph" draw:z-index="51" draw:name="Text Frame 37" draw:style-name="gr2" draw:text-style-name="P109" svg:width="0.348cm" svg:height="0.384cm" svg:x="9.999cm" svg:y="0cm"><draw:text-box><text:p><text:span text:style-name="T35">19</text:span></text:p></draw:text-box></draw:frame><text:span text:style-name="T17">Exemple </text:span><text:span text:style-name="T13">: </text:span></text:p>
      <text:p text:style-name="P45"/>
      <text:p text:style-name="P78"><text:span text:style-name="T26">procedure</text:span> <text:span text:style-name="T94">P</text:span> <text:span text:style-name="T26">is</text:span></text:p>
      <text:p text:style-name="P83"><text:s text:c="2"/>A, <text:span text:style-name="T94">B</text:span> : <text:span text:style-name="T94">BOOLEAN</text:span>;</text:p>
      <text:p text:style-name="P83"><text:s text:c="4"/></text:p>
      <text:p text:style-name="P83"><text:span text:style-name="T26"><text:s text:c="2"/>procedure</text:span> <text:span text:style-name="T94">Q</text:span> <text:span text:style-name="T26">is</text:span></text:p>
      <text:p text:style-name="P83"><text:s text:c="4"/><text:span text:style-name="T94">C</text:span> : <text:span text:style-name="T94">BOOLEAN</text:span>;</text:p>
      <text:p text:style-name="P83"><text:s text:c="4"/><text:span text:style-name="T94">B</text:span> : <text:span text:style-name="T94">BOOLEAN</text:span>;<text:tab/>-- <text:span text:style-name="T94">un homographe interne de B</text:span></text:p>
      <text:p text:style-name="P83"><text:s text:c="2"/><text:span text:style-name="T26">begin</text:span></text:p>
      <text:p text:style-name="P83"><text:span text:style-name="T26"><text:s text:c="4"/>...</text:span></text:p>
      <text:p text:style-name="P83"><text:s text:c="4"/><text:span text:style-name="T94">B:= A</text:span>;<text:tab/>-- <text:span text:style-name="T94">signifie Q.B:= P.A</text:span></text:p>
      <text:p text:style-name="P83"><text:s text:c="4"/><text:span text:style-name="T94">C</text:span> := <text:span text:style-name="T94">P.B</text:span>;<text:tab/>-- <text:span text:style-name="T94">signifie Q.C:= P.B</text:span></text:p>
      <text:p text:style-name="P83"><text:s text:c="2"/><text:span text:style-name="T26">end;</text:span></text:p>
      <text:p text:style-name="P83"><text:span text:style-name="T27">begin</text:span></text:p>
      <text:p text:style-name="P83"><text:span text:style-name="T27"><text:s text:c="2"/>...</text:span></text:p>
      <text:p text:style-name="P83"><text:s text:c="2"/><text:span text:style-name="T94">A:= B</text:span>;<text:tab/>-- <text:span text:style-name="T94">signifie P.A:= P.B</text:span></text:p>
      <text:p text:style-name="P83"><text:span text:style-name="T26">end</text:span>;</text:p>
      <text:p text:style-name="P5"/>
      <text:p text:style-name="P5"><text:span text:style-name="T14">Note sur la visibilité des unités de </text:span><text:span text:style-name="T17">librairie</text:span><text:span text:style-name="T14"> :</text:span> <text:s/></text:p>
      <text:p text:style-name="P5"/>
      <text:p text:style-name="P47"><draw:frame text:anchor-type="paragraph" draw:z-index="52" draw:name="Text Frame 38" draw:style-name="gr2" draw:text-style-name="P109" svg:width="0.348cm" svg:height="0.384cm" svg:x="9.999cm" svg:y="0cm"><draw:text-box><text:p><text:span text:style-name="T35">20</text:span></text:p></draw:text-box></draw:frame>La visibilité des unités de <text:span text:style-name="T95">librairie</text:span> est déterminée par les clauses with (voir 10.1.1) et par le fait que les unités de <text:span text:style-name="T95">librairie</text:span> sont implicitement déclarées dans le package <text:span text:style-name="T95">STANDARD</text:span> (voir 8.6).</text:p>
      <text:p text:style-name="P6"/>
      <text:p text:style-name="P49"><text:span text:style-name="T14">Note sur l</text:span><text:span text:style-name="T18">es homographes</text:span><text:span text:style-name="T14"> :</text:span> <text:s/></text:p>
      <text:p text:style-name="P49"/>
      <text:p text:style-name="P49"><draw:frame text:anchor-type="paragraph" draw:z-index="53" draw:name="Text Frame 39" draw:style-name="gr2" draw:text-style-name="P109" svg:width="0.348cm" svg:height="0.384cm" svg:x="9.999cm" svg:y="0cm"><draw:text-box><text:p><text:span text:style-name="T35">21</text:span></text:p></draw:text-box></draw:frame>Le même identifiant peut apparaître dans différentes déclarations et peut donc être associé <text:span text:style-name="T96">avec des</text:span> entités différentes, même si les <text:span text:style-name="T96">portées</text:span> de celles-ci se chevauchent. <text:span text:style-name="T96">Le c</text:span>hevauchement des portées des déclarations <text:span text:style-name="T96">de</text:span> même identifiant peut résulter d'une surcharge de sous-programmes et de littéraux énumér<text:span text:style-name="T96">és</text:span>. De tels chevauchements peuvent également se produire pour <text:span text:style-name="T96">d</text:span>es entités déclarées dans <text:span text:style-name="T96">des</text:span> parties visibles <text:span text:style-name="T96">de </text:span>package<text:span text:style-name="T96">s</text:span> et pour les entrées, les composant<text:span text:style-name="T96">e</text:span>s <text:span text:style-name="T96">de record</text:span> et les paramètres, où il y a un chevauchement des portées des déclarations du package englobant, de<text:span text:style-name="T96">s</text:span> déclarations <text:span text:style-name="T96">de </text:span>tâche, <text:span text:style-name="T96">des </text:span>déclarations de type <text:span text:style-name="T96">record</text:span>, <text:span text:style-name="T96">des </text:span>déclarations de sous-programmes, <text:span text:style-name="T96">des </text:span>déclarations <text:span text:style-name="T96">de renommage</text:span>, ou <text:span text:style-name="T96">des </text:span>déclarations génériques. Enfin, des portées qui se chevauchent peuvent résultent de l’<text:span text:style-name="T96">imbrication</text:span>.</text:p>
      <text:p text:style-name="P50"/>
      <text:p text:style-name="P50"><text:span text:style-name="T14">Note </text:span><text:span text:style-name="T18">sur la portée immédiate, le masquage et la visibilité</text:span><text:span text:style-name="T14"> :</text:span> <text:s/></text:p>
      <text:p text:style-name="P50"/>
      <text:p text:style-name="P50"><draw:frame text:anchor-type="paragraph" draw:z-index="54" draw:name="Text Frame 40" draw:style-name="gr2" draw:text-style-name="P109" svg:width="0.348cm" svg:height="0.384cm" svg:x="9.999cm" svg:y="0cm"><draw:text-box><text:p><text:span text:style-name="T35">22</text:span></text:p></draw:text-box></draw:frame>Les règles définissant la portée immédiate, le masquage et la visibilité impliquent qu'un<text:span text:style-name="T97">e</text:span> référence à un identifiant dans sa propre déclaration est <text:span text:style-name="T97">illicite</text:span> (sauf pour les packages et packages génériques). L'identifiant cache les homographes extérieurs dans s<text:span text:style-name="T97">a portée</text:span> immédiat<text:span text:style-name="T97">e</text:span>, c’est-à-dire dès le début de la déclaration ; en revanche, l'identifiant n'est visible qu'après la fin de la déclaration. Pour cette raison, tou<text:span text:style-name="T97">te</text:span>s les déclarations suivant<text:span text:style-name="T97">e</text:span>s, sauf l<text:span text:style-name="T97">a</text:span> derni<text:span text:style-name="T97">ère</text:span> sont <text:span text:style-name="T97">illicites</text:span> : </text:p>
      <text:p text:style-name="P51"/>
      <text:p text:style-name="P84"><text:s text:c="2"/><text:span text:style-name="T98">K </text:span>: <text:span text:style-name="T98">INTEGER:= K * K</text:span>;</text:p>
      <text:p text:style-name="P84"><text:s text:c="2"/><text:span text:style-name="T98">T : T ;</text:span></text:p>
      <text:p text:style-name="P84"><text:span text:style-name="T26"><text:s text:c="2"/>procedure</text:span> <text:span text:style-name="T98">P( X :P );</text:span></text:p>
      <text:p text:style-name="P84"><text:span text:style-name="T26"><text:s text:c="2"/>procedure</text:span> <text:span text:style-name="T98">Q( X :REAL := Q );</text:span></text:p>
      <text:p text:style-name="P84"><text:span text:style-name="T26"><text:s text:c="2"/>procedure</text:span> <text:span text:style-name="T98">R( R :REAL );</text:span></text:p>
      <text:p text:style-name="P6"><text:span text:style-name="T13"/></text:p>
      <text:p text:style-name="P52"><draw:frame text:anchor-type="paragraph" draw:z-index="55" draw:name="Text Frame 41" draw:style-name="gr1" draw:text-style-name="P109" svg:width="0.348cm" svg:height="0.384cm" svg:x="-0.499cm" svg:y="0cm"><draw:text-box><text:p><text:span text:style-name="T35">23</text:span></text:p></draw:text-box></draw:frame><text:span text:style-name="T13">Références :</text:span><text:span text:style-name="T99"> </text:span><text:span text:style-name="T100">instruction accept</text:span><text:span text:style-name="T99"> 9.5, agrégat 4.3, approprié pour un type 4.1, argument 2.8, opération de base 3.3.3, littéral caractère 2.5, association </text:span><text:span text:style-name="T100">de </text:span><text:span text:style-name="T99">composant</text:span><text:span text:style-name="T100">e</text:span><text:span text:style-name="T99"> 4.3, déclaration de composant</text:span><text:span text:style-name="T100">e</text:span><text:span text:style-name="T99"> 3.7, délimiteur composé 2.2, déclaration 3.1, région déclarative 8.1, désigner 3.8, contrainte </text:span><text:span text:style-name="T100">de </text:span><text:span text:style-name="T99">discriminant 3.7.2, spécification </text:span><text:span text:style-name="T100">de </text:span><text:span text:style-name="T99">discriminant 3.7.1, appel d'entrée 9.5, déclaration </text:span><text:span text:style-name="T100">d’</text:span><text:span text:style-name="T99">entrée 9.5, famille d'entrées 9.5, spécification </text:span><text:span text:style-name="T100">de </text:span><text:span text:style-name="T99">littéral énumér</text:span><text:span text:style-name="T100">é</text:span><text:span text:style-name="T99"> 3.5.1, nom étendu 4.1.3, étend 8.1, paramètre formel 6.1, association générique 12.3, paramètre formel générique 12.1, instan</text:span><text:span text:style-name="T100">t</text:span><text:span text:style-name="T99">iation générique 12.3, package générique 12.1, déclaration de paramètres génériques 12.1, unité générique 12, identifiant 2.3, portée immédiate 8.2, déclaration implicite 3.1, élément lexical 2.2, unité de </text:span><text:span text:style-name="T100">librairie</text:span><text:span text:style-name="T99"> 10.1, objet 3.2, apparaissent immédiatement dans 8.1, opérateur 4.5, symbole opérateur 6.1, surcharge 6.6 8.7, </text:span><text:span text:style-name="T100">package</text:span><text:span text:style-name="T99"> 7, paramètre 6.2, association de paramètres 6.4, spécification de paramètre 6.1, pragma 2.8, unité de programme 6, type </text:span><text:span text:style-name="T100">record</text:span><text:span text:style-name="T99"> 3.7, mot réservé 2.9, portée 8.2, composant</text:span><text:span text:style-name="T100">e</text:span><text:span text:style-name="T99"> sélectionné</text:span><text:span text:style-name="T100">e</text:span><text:span text:style-name="T99"> 4.1.3, sélecteur 4.1.3, nom simple 4.1, sous-programme 6, appel de sous-programme 6.4, déclaration de sous-programme 6.1, spécification de sous-programme 6.1, type tâche 9.1, unité de tâche 9, type 3.3, déclaration de type 3.3.1, clause </text:span><text:span text:style-name="T100">use</text:span><text:span text:style-name="T99"> 8.4, partie visible 7.2 <text:s/></text:span><text:s text:c="37"/></text:p>
      <text:p text:style-name="P6"/>
      <text:list xml:id="list130451217217920" text:continue-list="list130452841340758" text:style-name="Numbering_20_123">
        <text:list-item>
          <text:list>
            <text:list-item>
              <text:h text:style-name="P17" text:outline-level="2"><text:span text:style-name="T101">Clauses use</text:span> </text:h>
            </text:list-item>
          </text:list>
        </text:list-item>
      </text:list>
      <text:p text:style-name="P6"/>
      <text:p text:style-name="P53"><draw:frame text:anchor-type="paragraph" draw:z-index="56" draw:name="Text Frame 42" draw:style-name="gr1" draw:text-style-name="P109" svg:width="0.348cm" svg:height="0.384cm" svg:x="-0.499cm" svg:y="0cm"><draw:text-box><text:p><text:span text:style-name="T35">1</text:span></text:p></draw:text-box></draw:frame>Une clause use permet d'obtenir une visibilité directe des déclarations qui apparaissent dans l<text:span text:style-name="T102">a </text:span>partie visible des packages nommés. </text:p>
      <text:p text:style-name="P7"/>
      <text:p text:style-name="P56"><draw:frame text:anchor-type="paragraph" draw:z-index="57" draw:name="Text Frame 44" draw:style-name="gr1" draw:text-style-name="P109" svg:width="0.348cm" svg:height="0.384cm" svg:x="-0.499cm" svg:y="0cm"><draw:text-box><text:p><text:span text:style-name="T35">2</text:span></text:p></draw:text-box></draw:frame><text:tab/><text:span text:style-name="T103">use_clause</text:span> ::= <text:span text:style-name="T28">use</text:span><text:span text:style-name="T103"> </text:span><text:span text:style-name="T19">package</text:span><text:span text:style-name="T103">_name </text:span>{, <text:span text:style-name="T19">package</text:span><text:span text:style-name="T103">_name</text:span>} ;</text:p>
      <text:p text:style-name="P55"/>
      <text:p text:style-name="P55"><draw:frame text:anchor-type="paragraph" draw:z-index="58" draw:name="Text Frame 45" draw:style-name="gr1" draw:text-style-name="P109" svg:width="0.348cm" svg:height="0.384cm" svg:x="-0.499cm" svg:y="0cm"><draw:text-box><text:p><text:span text:style-name="T35">3</text:span></text:p></draw:text-box></draw:frame>Pour chaque clause <text:span text:style-name="T104">use</text:span>, il existe une certaine <text:span text:style-name="T104">région</text:span> de texte appelée <text:span text:style-name="T13">portée</text:span> de la clause <text:span text:style-name="T104">use</text:span>. Cette région commence immédiatement après la clause <text:span text:style-name="T104">use</text:span>. Si u<text:span text:style-name="T105">ne </text:span>clause use est un élément déclaratif d'une région déclarative, la portée de la clause s'étend jusqu'à la fin de la région déclarative. Si une clause <text:span text:style-name="T105">use</text:span> se produit dans une clause de contexte d'une unité de compilation, la portée de la clause <text:span text:style-name="T105">use</text:span> s'étend jusqu'à la fin de la région déclarative associée a<text:span text:style-name="T105">vec</text:span> <text:span text:style-name="T105">l’</text:span>unité de compilation.</text:p>
      <text:p text:style-name="P7"/>
      <text:p text:style-name="P7"><draw:frame text:anchor-type="paragraph" draw:z-index="59" draw:name="Text Frame 43" draw:style-name="gr1" draw:text-style-name="P109" svg:width="0.348cm" svg:height="0.384cm" svg:x="-0.499cm" svg:y="0cm"><draw:text-box><text:p><text:span text:style-name="T35">4</text:span></text:p></draw:text-box></draw:frame>Afin de définir quelles déclarations sont rendues directement visibles à un <text:span text:style-name="T106">endroit</text:span> donné <text:span text:style-name="T106">par les </text:span>clauses <text:span text:style-name="T106">use</text:span>, <text:span text:style-name="T106">on </text:span>consid<text:span text:style-name="T106">è</text:span>re l'ensemble des packages nommés par toutes les clauses use dont les portées entourent cet endroit, en omettant de cet ensemble tous les packages qui <text:span text:style-name="T106">contiennent </text:span>ce<text:span text:style-name="T106">t</text:span> <text:span text:style-name="T106">endroit</text:span>. Une déclaration qui peut être rendue directement visible par un<text:span text:style-name="T107">e </text:span>clause use (une déclaration potentiellement visible) est toute déclaration qui se produit immédiatement dans la partie visible d'un <text:span text:style-name="T107">package</text:span> de l'ensemble. U<text:span text:style-name="T107">ne</text:span> déclaration potentiellement visible est e<text:span text:style-name="T107">ffectivement</text:span> rendue directement visible sauf dans les deux cas suivants :</text:p>
      <text:p text:style-name="P7"/>
      <text:list text:continue-list="list130452189829804" text:style-name="List_20_1">
        <text:list-item>
          <text:p text:style-name="P96"><draw:frame text:anchor-type="paragraph" draw:z-index="60" draw:name="Text Frame 51" draw:style-name="gr1" draw:text-style-name="P109" svg:width="0.348cm" svg:height="0.384cm" svg:x="-0.499cm" svg:y="0cm"><draw:text-box><text:p><text:span text:style-name="T35">5</text:span></text:p></draw:text-box></draw:frame><text:span text:style-name="T35">Une déclaration potentiellement visible n'est pas rendue directement visible si le le lieu considéré e</text:span><text:span text:style-name="T50">st dans la portée</text:span><text:span text:style-name="T35"> immédiat</text:span><text:span text:style-name="T50">e</text:span><text:span text:style-name="T35"> d'un homographe d</text:span><text:span text:style-name="T50">e</text:span><text:span text:style-name="T35"> </text:span><text:span text:style-name="T50">la</text:span><text:span text:style-name="T35"> <text:s/>déclaration.</text:span></text:p>
        </text:list-item>
      </text:list>
      <text:p text:style-name="P58"/>
      <text:list text:continue-numbering="true" text:style-name="List_20_1">
        <text:list-item>
          <text:p text:style-name="P97"><draw:frame text:anchor-type="paragraph" draw:z-index="61" draw:name="Text Frame 46" draw:style-name="gr1" draw:text-style-name="P109" svg:width="0.348cm" svg:height="0.384cm" svg:x="-0.499cm" svg:y="0cm"><draw:text-box><text:p><text:span text:style-name="T35">6</text:span></text:p></draw:text-box></draw:frame><text:span text:style-name="T35">Les déclarations potentiellement visibles qui ont le même identifiant ne le sont pas rendu</text:span><text:span text:style-name="T51">e</text:span><text:span text:style-name="T35">s directement visibles </text:span><text:span text:style-name="T51">à moins que</text:span><text:span text:style-name="T35"> chacun</text:span><text:span text:style-name="T51">e</text:span><text:span text:style-name="T35"> d'e</text:span><text:span text:style-name="T51">ntre elles ne </text:span><text:span text:style-name="T35">soit une spécification </text:span><text:span text:style-name="T51">de littéral </text:span><text:span text:style-name="T35">énumér</text:span><text:span text:style-name="T51">é</text:span><text:span text:style-name="T35"> ou la déclaration d'un sous-programme (par un</text:span><text:span text:style-name="T51">e</text:span><text:span text:style-name="T35"> déclaration de sous-programme, une déclaration de renommage, une instan</text:span><text:span text:style-name="T51">t</text:span><text:span text:style-name="T35">iation </text:span><text:span text:style-name="T51">de</text:span><text:span text:style-name="T35"> génériqu</text:span><text:span text:style-name="T51">e</text:span><text:span text:style-name="T35">, ou une déclaration implicite).</text:span></text:p>
          <text:p text:style-name="P21"/>
        </text:list-item>
      </text:list>
      <text:p text:style-name="P57"><draw:frame text:anchor-type="paragraph" draw:z-index="62" draw:name="Text Frame 47" draw:style-name="gr1" draw:text-style-name="P109" svg:width="0.348cm" svg:height="0.384cm" svg:x="-0.499cm" svg:y="0cm"><draw:text-box><text:p><text:span text:style-name="T35">7</text:span></text:p></draw:text-box></draw:frame>L'élaboration d'une clause <text:span text:style-name="T108">use</text:span> n'a pas d'autre effet.</text:p>
      <text:p text:style-name="P7"/>
      <text:p text:style-name="P20">Note :</text:p>
      <text:p text:style-name="P76"/>
      <text:p text:style-name="P76"><draw:frame text:anchor-type="paragraph" draw:z-index="63" draw:name="Text Frame 48" draw:style-name="gr1" draw:text-style-name="P109" svg:width="0.348cm" svg:height="0.384cm" svg:x="-0.499cm" svg:y="0cm"><draw:text-box><text:p><text:span text:style-name="T35">8</text:span></text:p></draw:text-box></draw:frame>Les règles ci-dessus garantissent qu'une déclaration rendue directement visible par une clause use ne peut pas masquer une déclaration autrement directement visible. Les règles ci-dessus sont formulées en termes d'un ensemble de packages nommés par <text:span text:style-name="T109">des </text:span>clauses <text:span text:style-name="T109">use</text:span>.</text:p>
      <text:p text:style-name="P59"/>
      <text:p text:style-name="P60"><draw:frame text:anchor-type="paragraph" draw:z-index="11" draw:name="Text Frame 74" draw:style-name="gr2" draw:text-style-name="P109" svg:width="0.348cm" svg:height="0.384cm" svg:x="9.999cm" svg:y="0cm"><draw:text-box><text:p><text:span text:style-name="T35">9</text:span></text:p></draw:text-box></draw:frame>Par conséquent, les lignes de texte suivantes ont toutes le même effet (en supposant un seul paquet P).</text:p>
      <text:p text:style-name="P7"/>
      <text:p text:style-name="P79"><text:span text:style-name="T29"><text:s text:c="3"/>use</text:span> <text:span text:style-name="T94">P;</text:span></text:p>
      <text:p text:style-name="P79"><text:span text:style-name="T29"><text:s text:c="3"/>use</text:span> <text:span text:style-name="T94">P; </text:span><text:span text:style-name="T29">use</text:span><text:span text:style-name="T94"> P, </text:span><text:span text:style-name="T110">P</text:span><text:span text:style-name="T94">;</text:span></text:p>
      <text:p text:style-name="P61"/>
      <text:p text:style-name="P61"><draw:frame text:anchor-type="paragraph" draw:z-index="64" draw:name="Text Frame 49" draw:style-name="gr2" draw:text-style-name="P109" svg:width="0.348cm" svg:height="0.384cm" svg:x="9.999cm" svg:y="0cm"><draw:text-box><text:p><text:span text:style-name="T35">10</text:span></text:p></draw:text-box></draw:frame><text:span text:style-name="T17">Exemple </text:span><text:span text:style-name="T20">de noms en conflit dans deux packages</text:span><text:span text:style-name="T17"> </text:span><text:span text:style-name="T13">: </text:span></text:p>
      <text:p text:style-name="P61"/>
      <text:p text:style-name="P79"><text:span text:style-name="T26">procedure</text:span> <text:span text:style-name="T111">R</text:span> <text:span text:style-name="T26">is</text:span></text:p>
      <text:p text:style-name="P79"><text:span text:style-name="T26"><text:s text:c="2"/></text:span><text:span text:style-name="T30">package </text:span><text:span text:style-name="T4">TRAFFIC</text:span><text:span text:style-name="T30"> is</text:span></text:p>
      <text:p text:style-name="P79"><text:span text:style-name="T30"><text:s text:c="4"/>type </text:span><text:span text:style-name="T4">COLOR</text:span><text:span text:style-name="T30"> is</text:span><text:span text:style-name="T4"> (RED, AMBER, GREEN);</text:span></text:p>
      <text:p text:style-name="P79"><text:span text:style-name="T4"><text:s text:c="4"/>...</text:span></text:p>
      <text:p text:style-name="P87"><text:span text:style-name="T30"><text:s text:c="2"/>end </text:span><text:span text:style-name="T4">TRAFFIC;</text:span></text:p>
      <text:p text:style-name="P87"><text:span text:style-name="T4"/></text:p>
      <text:p text:style-name="P80"><text:span text:style-name="T26"><text:s text:c="2"/></text:span><text:span text:style-name="T30">package </text:span><text:span text:style-name="T5">WATER_COLORS</text:span><text:span text:style-name="T30"> is</text:span></text:p>
      <text:p text:style-name="P80"><text:span text:style-name="T30"><text:s text:c="4"/>type </text:span><text:span text:style-name="T4">COLOR</text:span><text:span text:style-name="T30"> is</text:span><text:span text:style-name="T4"> (</text:span><text:span text:style-name="T5">WHITE, </text:span><text:span text:style-name="T4">RED, </text:span><text:span text:style-name="T5">YELLOW, </text:span><text:span text:style-name="T4">GREEN, </text:span><text:span text:style-name="T5">BLUE, BROWN, BLACK</text:span><text:span text:style-name="T4">);</text:span></text:p>
      <text:p text:style-name="P80"><text:span text:style-name="T4"><text:s text:c="4"/>...</text:span></text:p>
      <text:p text:style-name="P88"><text:span text:style-name="T30"><text:s text:c="2"/>end </text:span><text:span text:style-name="T5">WATER_COLORS</text:span><text:span text:style-name="T4">;</text:span></text:p>
      <text:p text:style-name="P88"><text:span text:style-name="T4"/></text:p>
      <text:p text:style-name="P88"><text:span text:style-name="T4"><text:s text:c="2"/></text:span><text:span text:style-name="T31">use</text:span><text:span text:style-name="T6"> TRAFFIC;<text:tab/>-- COLOR, RED, AMBER et GREEN sont directement visibles</text:span></text:p>
      <text:p text:style-name="P89"><text:span text:style-name="T1"><text:s text:c="2"/></text:span><text:span text:style-name="T26">use</text:span><text:span text:style-name="T1"> WATER_COLORS;<text:tab/>-- deux homographes de GREEN sont directement visibles</text:span></text:p>
      <text:p text:style-name="P89"><text:span text:style-name="T1"><text:tab/><text:tab/>-- mais COLOR n’est plus directement visibles</text:span></text:p>
      <text:p text:style-name="P89"><text:span text:style-name="T1"><text:s text:c="2"/></text:span><text:span text:style-name="T26">subtype</text:span><text:span text:style-name="T1"> LIGHT<text:tab/></text:span><text:span text:style-name="T26">is</text:span><text:span text:style-name="T1"> <text:s/></text:span><text:span text:style-name="T4">TRAFFIC.COLOR;<text:tab/><text:tab/>-- </text:span><text:span text:style-name="T1">sous-types utilisés en</text:span></text:p>
      <text:p text:style-name="P89"><text:span text:style-name="T26"><text:s text:c="2"/>subtype</text:span><text:span text:style-name="T1"> SHADE<text:tab/></text:span><text:span text:style-name="T26">is</text:span><text:span text:style-name="T1"> <text:s/></text:span><text:span text:style-name="T5">WATER_COLORS</text:span><text:span text:style-name="T4">.COLOR;</text:span><text:span text:style-name="T1"><text:tab/>-- résolution des noms de</text:span></text:p>
      <text:p text:style-name="P89"><text:span text:style-name="T1"><text:tab/><text:tab/><text:tab/><text:tab/><text:tab/>-- type COLOR en conflit</text:span></text:p>
      <text:p text:style-name="P89"><text:span text:style-name="T1"><text:s text:c="2"/></text:span><text:span text:style-name="T7">SIGNAL : LIGHT;</text:span></text:p>
      <text:p text:style-name="P89"><text:span text:style-name="T7"><text:s text:c="2"/>PAINT  : SHADE;</text:span></text:p>
      <text:p text:style-name="P77"><text:span text:style-name="T111">b</text:span>egin</text:p>
      <text:p text:style-name="P90"><text:span text:style-name="T1"><text:s text:c="2"/>SIGNAL := GREEN;<text:tab/>-- celui de TRAFFIC;</text:span></text:p>
      <text:p text:style-name="P90"><text:span text:style-name="T1"><text:s text:c="2"/>PAINT <text:s/>:= GREEN;<text:tab/>-- celui de <text:s/></text:span><text:span text:style-name="T5">WATER_COLORS ;</text:span></text:p>
      <text:p text:style-name="P90"><text:span text:style-name="T26">end</text:span><text:span text:style-name="T1"> R;</text:span></text:p>
      <text:p text:style-name="P62"/>
      <text:p text:style-name="P62"><draw:frame text:anchor-type="paragraph" draw:z-index="65" draw:name="Text Frame 50" draw:style-name="gr2" draw:text-style-name="P109" svg:width="0.348cm" svg:height="0.384cm" svg:x="9.999cm" svg:y="0cm"><draw:text-box><text:p><text:span text:style-name="T35">11</text:span></text:p></draw:text-box></draw:frame><text:span text:style-name="T17">Exemple </text:span><text:span text:style-name="T20">d’</text:span><text:span text:style-name="T21">identification de nom avec une clause use </text:span><text:span text:style-name="T13">: </text:span></text:p>
      <text:p text:style-name="P62"/>
      <text:p text:style-name="P81"><text:span text:style-name="T30"><text:s text:c="2"/>package </text:span><text:span text:style-name="T8">D</text:span><text:span text:style-name="T30"> is</text:span></text:p>
      <text:p text:style-name="P85"><text:s text:c="4"/><text:span text:style-name="T112">T, U</text:span>, <text:span text:style-name="T112">V</text:span> : <text:span text:style-name="T94">BOOLEAN</text:span>;</text:p>
      <text:p text:style-name="P91"><text:s text:c="2"/><text:span text:style-name="T30">end</text:span><text:span text:style-name="T4"> </text:span><text:span text:style-name="T8">D</text:span><text:span text:style-name="T4">;</text:span></text:p>
      <text:p text:style-name="P91"><text:span text:style-name="T4"/></text:p>
      <text:p text:style-name="P91"><text:span text:style-name="T4"><text:s text:c="2"/></text:span><text:span text:style-name="T33">with</text:span><text:span text:style-name="T10"> D ;</text:span></text:p>
      <text:p text:style-name="P85"><text:span text:style-name="T26"><text:s text:c="2"/>procedure</text:span> <text:span text:style-name="T113">P</text:span> <text:span text:style-name="T26">is</text:span></text:p>
      <text:p text:style-name="P82"><text:span text:style-name="T30"><text:s text:c="4"/>package </text:span><text:span text:style-name="T9">E</text:span><text:span text:style-name="T30"> is</text:span></text:p>
      <text:p text:style-name="P85"><text:s text:c="6"/><text:span text:style-name="T113">B, W, V</text:span> : <text:span text:style-name="T113">INTEGER</text:span>;</text:p>
      <text:p text:style-name="P92"><text:span text:style-name="T30"><text:s text:c="4"/>end</text:span><text:span text:style-name="T4"> </text:span><text:span text:style-name="T9">E</text:span><text:span text:style-name="T4">;</text:span></text:p>
      <text:p text:style-name="P92"><text:span text:style-name="T4"/></text:p>
      <text:p text:style-name="P92"><text:span text:style-name="T30"><text:s text:c="4"/>procedure</text:span><text:span text:style-name="T4"> </text:span><text:span text:style-name="T9">Q</text:span><text:span text:style-name="T4"> </text:span><text:span text:style-name="T30">is</text:span></text:p>
      <text:p text:style-name="P85"><text:s text:c="6"/><text:span text:style-name="T113">T, X</text:span> : <text:span text:style-name="T113">REAL</text:span>;</text:p>
      <text:p text:style-name="P85"><text:s text:c="6"/><text:span text:style-name="T32">use</text:span><text:span text:style-name="T113"> D, E;</text:span></text:p>
      <text:p text:style-name="P85"><text:s text:c="4"/><text:span text:style-name="T26">begin</text:span></text:p>
      <text:p text:style-name="P85"><text:span text:style-name="T26"><text:s text:c="6"/></text:span>-- <text:span text:style-name="T113">le nom T </text:span><text:span text:style-name="T94">signifie Q.</text:span><text:span text:style-name="T113">T et non pas D.T</text:span></text:p>
      <text:p text:style-name="P85"><text:s text:c="6"/>-- <text:span text:style-name="T113">le nom U signifie D.U</text:span></text:p>
      <text:p text:style-name="P92"><text:s text:c="6"/>-- <text:span text:style-name="T113">le nom B signifie E.B</text:span></text:p>
      <text:p text:style-name="P92"><text:s text:c="6"/>-- <text:span text:style-name="T113">le nom W signifie E.W</text:span></text:p>
      <text:p text:style-name="P92"><text:s text:c="6"/>-- <text:span text:style-name="T113">le nom X signifie Q.X</text:span></text:p>
      <text:p text:style-name="P92"><text:s text:c="6"/>-- <text:span text:style-name="T113">le nom V est illicite : D.V ou E.V doit être utilisé</text:span></text:p>
      <text:p text:style-name="P92"><text:s text:c="4"/><text:span text:style-name="T26">end</text:span><text:span text:style-name="T1"> </text:span><text:span text:style-name="T9">Q</text:span><text:span text:style-name="T26">;</text:span></text:p>
      <text:p text:style-name="P85"><text:span text:style-name="T27">begin</text:span></text:p>
      <text:p text:style-name="P85"><text:span text:style-name="T27"><text:s text:c="2"/>...</text:span></text:p>
      <text:p text:style-name="P85"><text:span text:style-name="T26">end</text:span><text:span text:style-name="T1"> </text:span><text:span text:style-name="T9">P</text:span>;</text:p>
      <text:p text:style-name="P86"/>
      <text:p text:style-name="P61"/>
      <text:p text:style-name="P63"><draw:frame text:anchor-type="paragraph" draw:z-index="66" draw:name="Text Frame 52" draw:style-name="gr1" draw:text-style-name="P109" svg:width="0.348cm" svg:height="0.384cm" svg:x="-0.499cm" svg:y="0cm"><draw:text-box><text:p><text:span text:style-name="T35">12</text:span></text:p></draw:text-box></draw:frame><text:span text:style-name="T13">Références :</text:span> unité de compilation 10.1, clause <text:span text:style-name="T114">de </text:span>context<text:span text:style-name="T114">e</text:span> 10.1, déclaration 3.1, élément déclaratif 3.9, région déclarative 8.1, visibilité directe 8.3, élaboration 3.1 3.9, l'élaboration n'a pas d'autre effet 3.1, spécification <text:span text:style-name="T114">de </text:span>littéral énumér<text:span text:style-name="T114">é</text:span> 3.5.1, étend 8.1, cache 8.3, homographe 8.3, identifiant 2.3, portée immédiate 8.2, nom 4.1, se produit immédiatement dans 8.1, package 7, portée 8.2, déclaration de sous-programme 6.1, partie visible 7.2 <text:s/></text:p>
      <text:p text:style-name="P7"/>
      <text:list text:continue-list="list130451217217920" text:style-name="Numbering_20_123">
        <text:list-item>
          <text:list>
            <text:list-item>
              <text:h text:style-name="P17" text:outline-level="2"><text:span text:style-name="T115">Déclarations de renommage</text:span> </text:h>
            </text:list-item>
          </text:list>
        </text:list-item>
      </text:list>
      <text:p text:style-name="P7"/>
      <text:p text:style-name="P64"><draw:frame text:anchor-type="paragraph" draw:z-index="67" draw:name="Text Frame 53" draw:style-name="gr1" draw:text-style-name="P109" svg:width="0.348cm" svg:height="0.384cm" svg:x="-0.499cm" svg:y="0cm"><draw:text-box><text:p><text:span text:style-name="T35">1</text:span></text:p></draw:text-box></draw:frame>Une déclaration de <text:span text:style-name="T116">renommage</text:span> déclare un autre nom pour une entité.</text:p>
      <text:p text:style-name="P7"/>
      <text:p text:style-name="P66"/>
      <text:p text:style-name="P67"><draw:frame text:anchor-type="paragraph" draw:z-index="68" draw:name="Text Frame 54" draw:style-name="gr1" draw:text-style-name="P109" svg:width="0.348cm" svg:height="0.384cm" svg:x="-0.499cm" svg:y="0cm"><draw:text-box><text:p><text:span text:style-name="T35">2</text:span></text:p></draw:text-box></draw:frame><text:tab/><text:span text:style-name="T117">r</text:span>enaming_declaration ::=</text:p>
      <text:p text:style-name="P68"><text:tab/><text:tab/> <text:s/>identifi<text:span text:style-name="T117">er</text:span> : type_mark<text:tab/><text:span text:style-name="T34">renames</text:span> <text:span text:style-name="T13">object</text:span>_name;</text:p>
      <text:p text:style-name="P68"><text:tab/><text:tab/>| identifi<text:span text:style-name="T117">er</text:span> : <text:span text:style-name="T26">exception</text:span><text:tab/><text:span text:style-name="T34">renames</text:span> <text:span text:style-name="T13">exception</text:span>_name;</text:p>
      <text:p text:style-name="P68"><text:tab/><text:tab/>| <text:span text:style-name="T26">package</text:span> identifi<text:span text:style-name="T117">er<text:tab/></text:span><text:span text:style-name="T34">renames</text:span> <text:span text:style-name="T13">package</text:span>_name;</text:p>
      <text:p text:style-name="P68"><text:tab/><text:tab/><text:span text:style-name="T117">| </text:span>subprogram_sp<text:span text:style-name="T117">e</text:span>cification <text:span text:style-name="T34">renames</text:span> <text:span text:style-name="T13">subprogram_or_entry</text:span>_name ;</text:p>
      <text:p text:style-name="P66"/>
      <text:p text:style-name="P66"/>
      <text:p text:style-name="P65"><draw:frame text:anchor-type="paragraph" draw:z-index="69" draw:name="Text Frame 57" draw:style-name="gr1" draw:text-style-name="P109" svg:width="0.348cm" svg:height="0.384cm" svg:x="-0.499cm" svg:y="0cm"><draw:text-box><text:p><text:span text:style-name="T35">3</text:span></text:p></draw:text-box></draw:frame>L'élaboration d'une déclaration de renommage évalue le nom qui suit le mot réservé «<text:span text:style-name="T26"> </text:span><text:span text:style-name="T34">renames </text:span><text:span text:style-name="T117">»</text:span> et détermine ainsi l'entité désignée par ce nom (l’entité renommée). À tout <text:span text:style-name="T117">endroit</text:span> où une déclaration de renommage est visible, l'identifiant, ou <text:span text:style-name="T117">le </text:span>symbole opérateur de cette déclaration désigne l’entité renommée.</text:p>
      <text:p text:style-name="P7"/>
      <text:p text:style-name="P69"><draw:frame text:anchor-type="paragraph" draw:z-index="70" draw:name="Text Frame 58" draw:style-name="gr1" draw:text-style-name="P109" svg:width="0.348cm" svg:height="0.384cm" svg:x="-0.499cm" svg:y="0cm"><draw:text-box><text:p><text:span text:style-name="T35">4</text:span></text:p></draw:text-box></draw:frame>La première forme de déclaration de renommage est utilisée pour renommer des objets. L'entité renommée doit être un objet <text:span text:style-name="T118">appartenant au</text:span> type de base de la marque de type. Les propriétés de l'objet renommé ne sont pas affectées par le <text:span text:style-name="T118">renommage</text:span>. En particulier, sa valeur et s<text:span text:style-name="T119">on caractère </text:span>constant ne sont pas <text:span text:style-name="T119">affect</text:span>és ; de même, les contraintes qui s'appliquent à un objet ne sont pas affecté<text:span text:style-name="T119">es</text:span> par le renommage (toute contrainte impliquée par la marque de type du la déclaration de changement de nom est ignorée). La déclaration de <text:span text:style-name="T119">renommage</text:span> est <text:span text:style-name="T119">licite </text:span>uniquement si exactement un objet <text:span text:style-name="T119">possède</text:span> ce type et peut être désigné par le nom de l'objet.</text:p>
      <text:p text:style-name="P69"/>
      <text:p text:style-name="P70"><draw:frame text:anchor-type="paragraph" draw:z-index="71" draw:name="Text Frame 59" draw:style-name="gr1" draw:text-style-name="P109" svg:width="0.348cm" svg:height="0.384cm" svg:x="-0.499cm" svg:y="0cm"><draw:text-box><text:p><text:span text:style-name="T35">5</text:span></text:p></draw:text-box></draw:frame>Les restrictions suivantes s'appliquent au <text:span text:style-name="T120">renommage</text:span> d'un<text:span text:style-name="T120">e</text:span> sous-composant<text:span text:style-name="T120">e</text:span> qui dépend de discriminants d’une variable. Le <text:span text:style-name="T120">renommage</text:span> n'est pas autorisé si le sous-type de la variable, tel que défini dans une déclaration d'objet correspondante, <text:span text:style-name="T120">une</text:span> déclaration de composant<text:span text:style-name="T120">e</text:span>, ou <text:span text:style-name="T120">une </text:span>indication de sous-type de composant<text:span text:style-name="T120">e</text:span>, est un <text:span text:style-name="T120">type non </text:span>contraint; ou si la variable est un objet formel générique (de mode <text:span text:style-name="T26">in out</text:span>). De même si la variable est un paramètre formel, le <text:span text:style-name="T120">renommage</text:span> n'est pas autorisé si la marque de type donnée dans la spécification du paramètre indique un <text:span text:style-name="T120">t</text:span>ype n<text:span text:style-name="T120">on </text:span>contrain<text:span text:style-name="T120">t</text:span> dont les discriminants ont des expressions par défaut.</text:p>
      <text:p text:style-name="P70"/>
      <text:p text:style-name="P71"><draw:frame text:anchor-type="paragraph" draw:z-index="72" draw:name="Text Frame 60" draw:style-name="gr1" draw:text-style-name="P109" svg:width="0.348cm" svg:height="0.384cm" svg:x="-0.499cm" svg:y="0cm"><draw:text-box><text:p><text:span text:style-name="T35">6</text:span></text:p></draw:text-box></draw:frame>La deuxième forme de déclaration de <text:span text:style-name="T120">renommage</text:span> est utilisée pour renommer des exceptions; la troisième forme, pour le renommage des packages.</text:p>
      <text:p text:style-name="P71"/>
      <text:p text:style-name="P72"><draw:frame text:anchor-type="paragraph" draw:z-index="73" draw:name="Text Frame 61" draw:style-name="gr1" draw:text-style-name="P109" svg:width="0.348cm" svg:height="0.384cm" svg:x="-0.499cm" svg:y="0cm"><draw:text-box><text:p><text:span text:style-name="T35">7</text:span></text:p></draw:text-box></draw:frame>La dernière forme de déclaration <text:span text:style-name="T120">renommage</text:span> est utilisée pour renommer <text:span text:style-name="T121">les </text:span>sous-programmes et <text:span text:style-name="T121">les </text:span>entrées. Le sous-programme ou l'entrée renommé<text:span text:style-name="T121">s</text:span> et le la spécification d<text:span text:style-name="T121">e</text:span> sous-programme donnée dans la déclaration de <text:span text:style-name="T121">renommage</text:span> doi<text:span text:style-name="T121">ven</text:span>t avoir le même profil de paramètre et de type de résultat (voir 6.6). La déclaration de <text:span text:style-name="T120">renommage</text:span> n'est <text:span text:style-name="T121">licite</text:span> que si exactement un sous-programme ou une entrée visible satisfait aux exigences ci-dessus et peut être désigné par nom <text:span text:style-name="T121">donné de</text:span> sous-programme ou <text:span text:style-name="T121">d</text:span>'entrée. De plus, les modes de paramètres doivent être identiques pour les paramètres formels qui sont à la même position de paramètre.</text:p>
      <text:p text:style-name="P72"/>
      <text:p text:style-name="P73"><draw:frame text:anchor-type="paragraph" draw:z-index="74" draw:name="Text Frame 62" draw:style-name="gr1" draw:text-style-name="P109" svg:width="0.348cm" svg:height="0.384cm" svg:x="-0.499cm" svg:y="0cm"><draw:text-box><text:p><text:span text:style-name="T35">8</text:span></text:p></draw:text-box></draw:frame>Les sous-types des paramètres et <text:span text:style-name="T122">du</text:span> résultat (le cas échéant) d'un sous-programme ou <text:span text:style-name="T122">d’une </text:span>entrée renommé<text:span text:style-name="T122">s</text:span> ne sont pas affectés par le <text:span text:style-name="T120">renommage</text:span>. Ces sous-types sont ceux donnés dans la déclaration de sous-programme d'origine, l'instan<text:span text:style-name="T123">t</text:span>iation générique ou l<text:span text:style-name="T123">a déclaration d</text:span>'entrée (pas celles de la déclaration de renommage) ; même pour les appels utilis<text:span text:style-name="T123">ant</text:span> le nouveau nom. En revanche, une déclaration de renommage peut introduire <text:span text:style-name="T124">des </text:span>noms de paramètres et <text:span text:style-name="T124">des </text:span>expressions par défaut qui diffèrent de ceux du sous-programme renommé ; <text:span text:style-name="T124">les </text:span>associations nommées d'appels avec le nouveau <text:span text:style-name="T124">nom de </text:span>sous-programme doi<text:span text:style-name="T124">ven</text:span>t utiliser le nouveau nom du paramètre ; <text:span text:style-name="T124">les </text:span>appels avec l'ancien nom de sous-programme doi<text:span text:style-name="T124">ven</text:span>t utiliser les anciens noms de paramètres.</text:p>
      <text:p text:style-name="P8"><text:s text:c="6"/></text:p>
      <text:p text:style-name="P7"/>
      <text:p text:style-name="P9"><draw:frame text:anchor-type="paragraph" draw:z-index="14" draw:name="Text Frame 81" draw:style-name="gr1" draw:text-style-name="P109" svg:width="0.348cm" svg:height="0.384cm" svg:x="-0.499cm" svg:y="0cm"><draw:text-box><text:p><text:span text:style-name="T35">4</text:span></text:p></draw:text-box></draw:frame>Ces pragmas ne sont autorisés qu'immédiatement après la clause de contexte d'un<text:span text:style-name="T55">e</text:span> unité de compilation (avant l'unité de <text:span text:style-name="T55">librairie</text:span> ou l'unité secondaire suivante). <text:s/>Chaque argument d'un tel pragma doit être le <text:span text:style-name="T55">nom </text:span>simple d'une unité de <text:span text:style-name="T55">librairie</text:span> mentionné<text:span text:style-name="T55">e</text:span> par la clause de contexte, et cette unité de <text:span text:style-name="T55">librairie</text:span> doit avoir un <text:span text:style-name="T55">corps d’unité de</text:span> <text:span text:style-name="T55">librairie</text:span>. Un tel pragma précise que le corps de l'unité de <text:span text:style-name="T56">librairie</text:span> doit être élaboré avant l’unité de compilation donnée. Si l’<text:span text:style-name="T56">unité de</text:span> compilation donnée est une sous-unité, le corps de l'unité de bibliothèque doit être élaboré avant le corps de l'unité de bibliothèque ancêtre de la sous-unité. <text:s text:c="42"/></text:p>
      <text:p text:style-name="P7"/>
      <text:p text:style-name="P7"><draw:frame text:anchor-type="paragraph" draw:z-index="13" draw:name="Text Frame 80" draw:style-name="gr1" draw:text-style-name="P109" svg:width="0.348cm" svg:height="0.384cm" svg:x="-0.499cm" svg:y="0cm"><draw:text-box><text:p><text:span text:style-name="T35">5</text:span></text:p></draw:text-box></draw:frame>Le programme est illégal si aucun ordre cohérent ne peut être trouvé (c'est-à-dire si un<text:span text:style-name="T57">e</text:span> circularité existe). L'élaboration des unités de compilation d’<text:span text:style-name="T57">un</text:span> programme est <text:span text:style-name="T57">faite</text:span> dans un ordre qui est pa<text:span text:style-name="T57">r ailleurs</text:span> <text:span text:style-name="T57">non</text:span> défini par le <text:span text:style-name="T54">langage</text:span>.</text:p>
      <text:p text:style-name="P7"/>
      <text:p text:style-name="P7"><draw:frame text:anchor-type="paragraph" draw:z-index="12" draw:name="Text Frame 79" draw:style-name="gr1" draw:text-style-name="P109" svg:width="0.348cm" svg:height="0.384cm" svg:x="-0.499cm" svg:y="0cm"><draw:text-box><text:p><text:span text:style-name="T35">6</text:span></text:p></draw:text-box></draw:frame>Références : allow 1.6, argument d'un pragma 2.8, unité de compilation 10.1, clause de contexte 10.1.1, dépendance entre les unités de compilation 10.3, élaboration 3.9, illégal 1.6, dans un certain ordre 1.6, unité de <text:span text:style-name="T58">librairie</text:span> 10.1, nom 4.1, programme principal 10.1, pragma 2.8, unité secondaire 10.1, <text:span text:style-name="T54">c</text:span>ompilation <text:span text:style-name="T54">séparée</text:span> 10.1, nom simple 4.1, sous-unité 10.2, clause <text:span text:style-name="T58">with</text:span> 10.1.1 <text:s text:c="2"/></text:p>
      <text:p text:style-name="P7"/>
      <text:list text:continue-numbering="true" text:style-name="Numbering_20_123">
        <text:list-item>
          <text:list>
            <text:list-item>
              <text:h text:style-name="P17" text:outline-level="2">Optimisation du programme </text:h>
            </text:list-item>
          </text:list>
        </text:list-item>
      </text:list>
      <text:p text:style-name="P7"/>
      <text:p text:style-name="P7"><draw:frame text:anchor-type="paragraph" draw:z-index="18" draw:name="Text Frame 85" draw:style-name="gr1" draw:text-style-name="P109" svg:width="0.348cm" svg:height="0.384cm" svg:x="-0.499cm" svg:y="0cm"><draw:text-box><text:p><text:span text:style-name="T35">1</text:span></text:p></draw:text-box></draw:frame><text:span text:style-name="T59">Une o</text:span>ptimisation de l’élaboration des déclarations et de l’exécution des instructions <text:span text:style-name="T59">peut</text:span> être <text:span text:style-name="T59">faite</text:span> par les compilateurs. En particulier, un compilateur peut être capable d'optimiser un programme en évaluant certaines expressions, en plus <text:span text:style-name="T59">de celles</text:span> qui sont des expressions statiques. Si l'une de ces expressions, statique ou non, <text:span text:style-name="T59">est</text:span> tel<text:span text:style-name="T59">le</text:span> qu'une exception soit levée par son évaluation, alors le code dans ce chemin du programme peut être remplacé par code pour déclencher l'exception ; il en va de même pour les exceptions <text:span text:style-name="T59">levées</text:span> par l’évaluation de noms et d'expressions simples. (Voir également la section 11.6.) <text:s text:c="2"/></text:p>
      <text:p text:style-name="P7"/>
      <text:p text:style-name="P7"><draw:frame text:anchor-type="paragraph" draw:z-index="17" draw:name="Text Frame 84" draw:style-name="gr1" draw:text-style-name="P109" svg:width="0.348cm" svg:height="0.384cm" svg:x="-0.499cm" svg:y="0cm"><draw:text-box><text:p><text:span text:style-name="T35">2</text:span></text:p></draw:text-box></draw:frame>Un compilateur peut constater que certaines instructions ou sous-programmes ne seront jamais exécutés, par exemple, si leur exécution dépend d'une condition connue <text:span text:style-name="T60">pour être fausse</text:span>. Le code machine correspondant peut alors être omis. Ce<text:span text:style-name="T60">tte</text:span> règle autorise l’effet de <text:span text:style-name="T13">compilation conditionnelle</text:span> dans le langage.</text:p>
      <text:p text:style-name="P7"/>
      <text:p text:style-name="P10">Note:</text:p>
      <text:p text:style-name="P7"/>
      <text:p text:style-name="P7"><draw:frame text:anchor-type="paragraph" draw:z-index="16" draw:name="Text Frame 83" draw:style-name="gr1" draw:text-style-name="P109" svg:width="0.348cm" svg:height="0.384cm" svg:x="-0.499cm" svg:y="0cm"><draw:text-box><text:p><text:span text:style-name="T35">3</text:span></text:p></draw:text-box></draw:frame>Une expression dont l'évaluation est connue pour déclencher une exception n'a pas besoin <text:span text:style-name="T61">de</text:span> représente<text:span text:style-name="T61">r</text:span> une erreur si elle se produit dans une instruction ou un sous-programme qui n'est jamais <text:span text:style-name="T61">exécuté</text:span>. Le compilateur peut avertir le programmeur d'une erreur potentielle.</text:p>
      <text:p text:style-name="P7"/>
      <text:p text:style-name="P7"><draw:frame text:anchor-type="paragraph" draw:z-index="15" draw:name="Text Frame 82" draw:style-name="gr1" draw:text-style-name="P109" svg:width="0.348cm" svg:height="0.384cm" svg:x="-0.499cm" svg:y="0cm"><draw:text-box><text:p><text:span text:style-name="T35">4</text:span></text:p></draw:text-box></draw:frame><text:span text:style-name="T13">Références : </text:span>condition 5.3, déclaration 3.1, élaboration 3.9, évaluation 4.5, exception 11, expression 4.4, valeur booléenne <text:span text:style-name="T61">false</text:span> 3.5.3, programme 10, levée d'exceptions 11.3, instruction 5, expression statique 4.9, sous-programme 6 <text:s text:c="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75cm" style:type="center"/>
          <style:tab-stop style:position="9.5cm" style:type="right"/>
        </style:tab-stops>
      </style:paragraph-properties>
    </style:style>
    <style:style style:name="Foot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Noto Sans Mono1" fo:font-family="'Noto Sans Mono'" style:font-style-name="Bold" style:font-family-generic="swiss" style:font-pitch="variable" fo:font-size="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Mono1" fo:font-family="'Noto Sans Mono'" style:font-style-name="Bold" style:font-family-generic="swiss" style:font-pitch="variable" fo:font-size="7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Mono1" fo:font-family="'Noto Sans Mono'" style:font-style-name="Bold" style:font-family-generic="swiss" style:font-pitch="variable" fo:font-size="7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style:text-properties style:font-name="Ubuntu1" fo:font-family="Ubuntu" style:font-style-name="Regular" style:font-pitch="variable" fo:font-size="8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text-properties style:font-name="Ubuntu" fo:font-family="Ubuntu" style:font-pitch="variable" fo:font-size="7pt" style:font-size-asian="5.30000019073486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Ubuntu1" fo:font-family="Ubuntu" style:font-style-name="Regular" style:font-pitch="variable"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8">
        <style:list-level-properties text:list-level-position-and-space-mode="label-alignment" fo:text-align="center">
          <style:list-level-label-alignment text:label-followed-by="space" fo:text-indent="1.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MP2"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MT1" style:family="text">
      <style:text-properties fo:font-weight="normal" officeooo:rsid="009e587e" style:font-weight-asian="normal" style:font-weight-complex="normal"/>
    </style:style>
    <style:style style:name="MT2" style:family="text">
      <style:text-properties fo:font-weight="normal" officeooo:rsid="002e3f11" style:font-weight-asian="normal" style:font-weight-complex="normal"/>
    </style:style>
    <style:style style:name="MT3" style:family="text">
      <style:text-properties fo:font-weight="normal" style:font-weight-asian="normal" style:font-weight-complex="normal"/>
    </style:style>
    <style:style style:name="MT4" style:family="text">
      <style:text-properties fo:font-style="italic" fo:font-weight="normal" style:font-style-asian="italic" style:font-weight-asian="normal" style:font-style-complex="italic" style:font-weight-complex="normal"/>
    </style:style>
    <style:style style:name="MT5" style:family="text">
      <style:text-properties fo:font-style="italic" fo:font-weight="normal" officeooo:rsid="002e3f11" style:font-style-asian="italic" style:font-weight-asian="normal" style:font-style-complex="italic" style:font-weight-complex="normal"/>
    </style:style>
    <style:style style:name="MT6" style:family="text">
      <style:text-properties style:font-name="Noto Sans Mono" fo:font-size="6pt" fo:font-weight="normal" officeooo:rsid="002e3f11" style:font-size-asian="6pt" style:font-weight-asian="normal" style:font-size-complex="6pt" style:font-weight-complex="normal"/>
    </style:style>
    <style:style style:name="MT7" style:family="text">
      <style:text-properties style:font-name="Ubuntu" fo:font-weight="normal" officeooo:rsid="009e587e" style:font-weight-asian="normal" style:font-weight-complex="normal"/>
    </style:style>
    <style:page-layout style:name="Mpm1" style:page-usage="mirrored">
      <style:page-layout-properties fo:page-width="12cm" fo:page-height="19.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chapter text:display="plain-number" text:outline-level="1">8</text:chapter></text:span><text:span text:style-name="MT2">-</text:span><text:span text:style-name="MT2"><text:page-number text:select-page="current">7</text:page-number></text:span><text:span text:style-name="MT3"><text:tab/></text:span><text:span text:style-name="MT4"><text:chapter text:display="name" text:outline-level="3">Clauses use </text:chapter></text:span><text:span text:style-name="MT4"><text:chapter text:display="number" text:outline-level="3"> 8.4 </text:chapter></text:span></text:p>
      </style:footer>
      <style:footer-left>
        <text:p text:style-name="MP2"><text:span text:style-name="MT5"><text:chapter text:display="number" text:outline-level="3"> 8.4 </text:chapter></text:span><text:span text:style-name="MT5"><text:chapter text:display="name" text:outline-level="3">Clauses use </text:chapter></text:span><text:span text:style-name="MT6"><text:tab/></text:span><text:span text:style-name="MT7"><text:chapter text:display="plain-number" text:outline-level="1">8</text:chapter></text:span><text:span text:style-name="MT2">-</text:span><text:span text:style-name="MT2"><text:page-number text:select-page="current">6</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6:03:53.974907203</meta:creation-date>
    <dc:date>2024-07-20T13:04:21.320231162</dc:date>
    <meta:editing-duration>P1DT16H48M23S</meta:editing-duration>
    <meta:editing-cycles>211</meta:editing-cycles>
    <meta:generator>LibreOffice/24.2.4.2$Linux_X86_64 LibreOffice_project/51a6219feb6075d9a4c46691dcfe0cd9c4fff3c2</meta:generator>
    <meta:document-statistic meta:table-count="0" meta:image-count="0" meta:object-count="0" meta:page-count="9" meta:paragraph-count="166" meta:word-count="4369" meta:character-count="28935" meta:non-whitespace-character-count="24389"/>
  </office:meta>
</office:document-meta>
</file>